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image/png" manifest:full-path="Object 2/Pictures/100000000000089800000258D8FE7EF4.pn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1" svg:font-family="'Times New Roman'"/>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8.651cm" fo:margin-left="0.674cm" fo:margin-right="0.443cm" table:align="margins"/>
    </style:style>
    <style:style style:name="Table2.A" style:family="table-column">
      <style:table-column-properties style:column-width="18.651cm" style:rel-column-width="65535*"/>
    </style:style>
    <style:style style:name="Table2.A1" style:family="table-cell">
      <style:table-cell-properties style:vertical-align="middle" fo:background-color="#f3f3f3" fo:padding-left="0.101cm" fo:padding-right="0.101cm" fo:padding-top="0.199cm" fo:padding-bottom="0.199cm" fo:border="0.002cm solid #000000">
        <style:background-image/>
      </style:table-cell-properties>
    </style:style>
    <style:style style:name="Table8" style:family="table">
      <style:table-properties style:width="16.729cm" fo:margin-left="1.614cm" fo:margin-right="1.425cm" table:align="margins" fo:background-color="transparent">
        <style:background-image/>
      </style:table-properties>
    </style:style>
    <style:style style:name="Table8.A" style:family="table-column">
      <style:table-column-properties style:column-width="1.647cm" style:rel-column-width="6453*"/>
    </style:style>
    <style:style style:name="Table8.B" style:family="table-column">
      <style:table-column-properties style:column-width="2.125cm" style:rel-column-width="8326*"/>
    </style:style>
    <style:style style:name="Table8.C" style:family="table-column">
      <style:table-column-properties style:column-width="12.956cm"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8.C1" style:family="table-cell">
      <style:table-cell-properties fo:background-color="transparent" fo:padding-left="0.199cm" fo:padding-right="0.199cm" fo:padding-top="0.101cm" fo:padding-bottom="0.101cm" fo:border="0.002cm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B2" style:family="table-cell" style:data-style-name="N0">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8.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6" style:family="table">
      <style:table-properties style:width="15.296cm" fo:margin-left="2.309cm" fo:margin-right="2.163cm" table:align="margins" fo:background-color="transparent">
        <style:background-image/>
      </style:table-properties>
    </style:style>
    <style:style style:name="Table6.A" style:family="table-column">
      <style:table-column-properties style:column-width="2.993cm" style:rel-column-width="12824*"/>
    </style:style>
    <style:style style:name="Table6.B" style:family="table-column">
      <style:table-column-properties style:column-width="1.72cm" style:rel-column-width="7368*"/>
    </style:style>
    <style:style style:name="Table6.C" style:family="table-column">
      <style:table-column-properties style:column-width="10.583cm"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6.C1" style:family="table-cell">
      <style:table-cell-properties fo:background-color="transparent" fo:padding-left="0.199cm" fo:padding-right="0.199cm" fo:padding-top="0.101cm" fo:padding-bottom="0.101cm" fo:border="0.002cm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6.C2" style:family="table-cell">
      <style:table-cell-properties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7" style:family="table">
      <style:table-properties style:width="17.336cm" fo:margin-left="1.383cm" fo:margin-right="1.05cm" table:align="margins" fo:background-color="transparent">
        <style:background-image/>
      </style:table-properties>
    </style:style>
    <style:style style:name="Table7.A" style:family="table-column">
      <style:table-column-properties style:column-width="5.133cm" style:rel-column-width="19404*"/>
    </style:style>
    <style:style style:name="Table7.B" style:family="table-column">
      <style:table-column-properties style:column-width="1.475cm" style:rel-column-width="5574*"/>
    </style:style>
    <style:style style:name="Table7.C" style:family="table-column">
      <style:table-column-properties style:column-width="10.728cm" style:rel-column-width="40557*"/>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left="0.199cm" fo:padding-right="0.199cm" fo:padding-top="0.101cm" fo:padding-bottom="0.101cm" fo:border="0.002cm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B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7.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9" style:family="table">
      <style:table-properties style:width="13.287cm" fo:margin-left="3.279cm" fo:margin-right="3.201cm" table:align="margins" fo:background-color="transparent">
        <style:background-image/>
      </style:table-properties>
    </style:style>
    <style:style style:name="Table19.A" style:family="table-column">
      <style:table-column-properties style:column-width="2.704cm" style:rel-column-width="13336*"/>
    </style:style>
    <style:style style:name="Table19.B" style:family="table-column">
      <style:table-column-properties style:column-width="1.782cm" style:rel-column-width="8786*"/>
    </style:style>
    <style:style style:name="Table19.C" style:family="table-column">
      <style:table-column-properties style:column-width="8.802cm" style:rel-column-width="434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9.C1" style:family="table-cell">
      <style:table-cell-properties fo:background-color="transparent" fo:padding-left="0.199cm" fo:padding-right="0.199cm" fo:padding-top="0.101cm" fo:padding-bottom="0.101cm" fo:border="0.002cm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19.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2" style:family="table">
      <style:table-properties style:width="15.614cm" fo:margin-left="2.078cm" fo:margin-right="2.076cm" table:align="margins" fo:background-color="transparent">
        <style:background-image/>
      </style:table-properties>
    </style:style>
    <style:style style:name="Table22.A" style:family="table-column">
      <style:table-column-properties style:column-width="3.903cm" style:rel-column-width="16383*"/>
    </style:style>
    <style:style style:name="Table22.B" style:family="table-column">
      <style:table-column-properties style:column-width="1.778cm" style:rel-column-width="7462*"/>
    </style:style>
    <style:style style:name="Table22.C" style:family="table-column">
      <style:table-column-properties style:column-width="9.932cm" style:rel-column-width="41690*"/>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99cm" fo:padding-right="0.199cm" fo:padding-top="0.101cm" fo:padding-bottom="0.101cm" fo:border="0.002cm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2.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3" style:family="table">
      <style:table-properties style:width="15.614cm" fo:margin-left="2.078cm" fo:margin-right="2.076cm" table:align="margins" fo:background-color="transparent">
        <style:background-image/>
      </style:table-properties>
    </style:style>
    <style:style style:name="Table23.A" style:family="table-column">
      <style:table-column-properties style:column-width="3.903cm" style:rel-column-width="16383*"/>
    </style:style>
    <style:style style:name="Table23.B" style:family="table-column">
      <style:table-column-properties style:column-width="1.778cm" style:rel-column-width="7462*"/>
    </style:style>
    <style:style style:name="Table23.C" style:family="table-column">
      <style:table-column-properties style:column-width="9.932cm" style:rel-column-width="41690*"/>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3.C1" style:family="table-cell">
      <style:table-cell-properties fo:background-color="transparent" fo:padding-left="0.199cm" fo:padding-right="0.199cm" fo:padding-top="0.101cm" fo:padding-bottom="0.101cm" fo:border="0.002cm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3.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4" style:family="table">
      <style:table-properties style:width="15.614cm" fo:margin-left="2.078cm" fo:margin-right="2.076cm" table:align="margins" fo:background-color="transparent">
        <style:background-image/>
      </style:table-properties>
    </style:style>
    <style:style style:name="Table24.A" style:family="table-column">
      <style:table-column-properties style:column-width="3.903cm" style:rel-column-width="16383*"/>
    </style:style>
    <style:style style:name="Table24.B" style:family="table-column">
      <style:table-column-properties style:column-width="1.778cm" style:rel-column-width="7462*"/>
    </style:style>
    <style:style style:name="Table24.C" style:family="table-column">
      <style:table-column-properties style:column-width="9.932cm" style:rel-column-width="41690*"/>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4.C1" style:family="table-cell">
      <style:table-cell-properties fo:background-color="transparent" fo:padding-left="0.199cm" fo:padding-right="0.199cm" fo:padding-top="0.101cm" fo:padding-bottom="0.101cm" fo:border="0.002cm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4.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9" style:family="table">
      <style:table-properties style:width="19.736cm" fo:margin-left="0.025cm" fo:margin-right="0.007cm" table:align="margins" fo:background-color="transparent">
        <style:background-image/>
      </style:table-properties>
    </style:style>
    <style:style style:name="Table29.A" style:family="table-column">
      <style:table-column-properties style:column-width="9.7cm" style:rel-column-width="32208*"/>
    </style:style>
    <style:style style:name="Table29.B" style:family="table-column">
      <style:table-column-properties style:column-width="10.037cm" style:rel-column-width="33327*"/>
    </style:style>
    <style:style style:name="Table29.1" style:family="table-row">
      <style:table-row-properties fo:background-color="#f0f0f0">
        <style:background-image/>
      </style:table-row-properties>
    </style:style>
    <style:style style:name="Table29.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left="0.199cm" fo:padding-right="0.199cm" fo:padding-top="0.101cm" fo:padding-bottom="0.101cm" fo:border="0.002cm solid #000000">
        <style:background-image/>
      </style:table-cell-properties>
    </style:style>
    <style:style style:name="Table29.2" style:family="table-row">
      <style:table-row-properties fo:background-color="transparent">
        <style:background-image/>
      </style:table-row-properties>
    </style:style>
    <style:style style:name="Table29.A2" style:family="table-cell">
      <style:table-cell-properties fo:background-color="transparent" fo:padding-left="0.199cm" fo:padding-right="0.199cm" fo:padding-top="0.101cm" fo:padding-bottom="0.101cm" fo:border-left="0.002cm solid #000000" fo:border-right="0.002cm solid #000000" fo:border-top="none" fo:border-bottom="0.002cm solid #000000">
        <style:background-image/>
      </style:table-cell-properties>
    </style:style>
    <style:style style:name="Table29.A4"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9.B4"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25" style:family="table">
      <style:table-properties style:width="18.115cm" fo:margin-left="0.79cm" fo:margin-right="0.863cm" table:align="margins" fo:background-color="transparent">
        <style:background-image/>
      </style:table-properties>
    </style:style>
    <style:style style:name="Table25.A" style:family="table-column">
      <style:table-column-properties style:column-width="5.191cm" style:rel-column-width="18779*"/>
    </style:style>
    <style:style style:name="Table25.B" style:family="table-column">
      <style:table-column-properties style:column-width="1.778cm" style:rel-column-width="6432*"/>
    </style:style>
    <style:style style:name="Table25.C" style:family="table-column">
      <style:table-column-properties style:column-width="11.146cm" style:rel-column-width="40324*"/>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5.C1" style:family="table-cell">
      <style:table-cell-properties fo:background-color="transparent" fo:padding-left="0.199cm" fo:padding-right="0.199cm" fo:padding-top="0.101cm" fo:padding-bottom="0.101cm" fo:border="0.002cm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B2" style:family="table-cell" style:data-style-name="N0">
      <style:table-cell-properties style:vertical-align="middle" fo:background-color="transparent" fo:padding-left="0.25cm" fo:padding-right="0.25cm" fo:padding-top="0.101cm" fo:padding-bottom="0.101cm" fo:border-left="0.002cm solid #000000" fo:border-right="none" fo:border-top="none" fo:border-bottom="0.002cm solid #000000">
        <style:background-image/>
      </style:table-cell-properties>
    </style:style>
    <style:style style:name="Table25.C2" style:family="table-cell">
      <style:table-cell-properties style:vertical-align="middle" fo:background-color="transparent" fo:padding-left="0.25cm" fo:padding-right="0.25cm" fo:padding-top="0.101cm" fo:padding-bottom="0.101cm" fo:border-left="0.002cm solid #000000" fo:border-right="0.002cm solid #000000" fo:border-top="none" fo:border-bottom="0.002cm solid #000000">
        <style:background-image/>
      </style:table-cell-properties>
    </style:style>
    <style:style style:name="Table1" style:family="table">
      <style:table-properties style:width="19.706cm" fo:margin-left="0.025cm" fo:margin-right="-0.023cm" table:align="margins" fo:background-color="transparent" style:shadow="#cccccc 0.06cm 0.06cm">
        <style:background-image/>
      </style:table-properties>
    </style:style>
    <style:style style:name="Table1.A" style:family="table-column">
      <style:table-column-properties style:column-width="4.983cm" style:rel-column-width="16573*"/>
    </style:style>
    <style:style style:name="Table1.B" style:family="table-column">
      <style:table-column-properties style:column-width="1.767cm" style:rel-column-width="5877*"/>
    </style:style>
    <style:style style:name="Table1.C" style:family="table-column">
      <style:table-column-properties style:column-width="12.956cm"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99cm" fo:padding-right="0.199cm" fo:padding-top="0.101cm" fo:padding-bottom="0.101cm" fo:border="0.002cm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3" style:family="table">
      <style:table-properties style:width="19.706cm" fo:margin-left="0.025cm" fo:margin-right="-0.023cm" table:align="margins" fo:background-color="transparent" style:shadow="#cccccc 0.06cm 0.06cm">
        <style:background-image/>
      </style:table-properties>
    </style:style>
    <style:style style:name="Table3.A" style:family="table-column">
      <style:table-column-properties style:column-width="4.983cm" style:rel-column-width="16573*"/>
    </style:style>
    <style:style style:name="Table3.B" style:family="table-column">
      <style:table-column-properties style:column-width="1.767cm" style:rel-column-width="5877*"/>
    </style:style>
    <style:style style:name="Table3.C" style:family="table-column">
      <style:table-column-properties style:column-width="12.956cm"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left="0.199cm" fo:padding-right="0.199cm" fo:padding-top="0.101cm" fo:padding-bottom="0.101cm" fo:border="0.002cm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0" style:family="table">
      <style:table-properties style:width="19.706cm" fo:margin-left="0.025cm" fo:margin-right="-0.023cm" table:align="margins" fo:background-color="transparent" style:shadow="#cccccc 0.06cm 0.06cm">
        <style:background-image/>
      </style:table-properties>
    </style:style>
    <style:style style:name="Table10.A" style:family="table-column">
      <style:table-column-properties style:column-width="4.983cm" style:rel-column-width="16573*"/>
    </style:style>
    <style:style style:name="Table10.B" style:family="table-column">
      <style:table-column-properties style:column-width="1.767cm" style:rel-column-width="5877*"/>
    </style:style>
    <style:style style:name="Table10.C" style:family="table-column">
      <style:table-column-properties style:column-width="12.956cm" style:rel-column-width="43085*"/>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99cm" fo:padding-right="0.199cm" fo:padding-top="0.101cm" fo:padding-bottom="0.101cm" fo:border="0.002cm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1" style:family="table">
      <style:table-properties style:width="19.706cm" fo:margin-left="0.025cm" fo:margin-right="-0.023cm" table:align="margins" fo:background-color="transparent" style:shadow="#cccccc 0.06cm 0.06cm">
        <style:background-image/>
      </style:table-properties>
    </style:style>
    <style:style style:name="Table11.A" style:family="table-column">
      <style:table-column-properties style:column-width="4.983cm" style:rel-column-width="16573*"/>
    </style:style>
    <style:style style:name="Table11.B" style:family="table-column">
      <style:table-column-properties style:column-width="1.767cm" style:rel-column-width="5877*"/>
    </style:style>
    <style:style style:name="Table11.C" style:family="table-column">
      <style:table-column-properties style:column-width="12.956cm"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left="0.199cm" fo:padding-right="0.199cm" fo:padding-top="0.101cm" fo:padding-bottom="0.101cm" fo:border="0.002cm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4" style:family="table">
      <style:table-properties style:width="19.706cm" fo:margin-left="0.025cm" fo:margin-right="-0.023cm" table:align="margins" fo:background-color="transparent" style:shadow="#cccccc 0.06cm 0.06cm">
        <style:background-image/>
      </style:table-properties>
    </style:style>
    <style:style style:name="Table4.A" style:family="table-column">
      <style:table-column-properties style:column-width="4.983cm" style:rel-column-width="16573*"/>
    </style:style>
    <style:style style:name="Table4.B" style:family="table-column">
      <style:table-column-properties style:column-width="1.767cm" style:rel-column-width="5877*"/>
    </style:style>
    <style:style style:name="Table4.C" style:family="table-column">
      <style:table-column-properties style:column-width="12.956cm"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left="0.199cm" fo:padding-right="0.199cm" fo:padding-top="0.101cm" fo:padding-bottom="0.101cm" fo:border="0.002cm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5" style:family="table">
      <style:table-properties style:width="19.706cm" fo:margin-left="0.025cm" fo:margin-right="-0.023cm" table:align="margins" fo:background-color="transparent" style:shadow="#cccccc 0.06cm 0.06cm">
        <style:background-image/>
      </style:table-properties>
    </style:style>
    <style:style style:name="Table5.A" style:family="table-column">
      <style:table-column-properties style:column-width="4.983cm" style:rel-column-width="16573*"/>
    </style:style>
    <style:style style:name="Table5.B" style:family="table-column">
      <style:table-column-properties style:column-width="1.767cm" style:rel-column-width="5877*"/>
    </style:style>
    <style:style style:name="Table5.C" style:family="table-column">
      <style:table-column-properties style:column-width="12.956cm"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left="0.199cm" fo:padding-right="0.199cm" fo:padding-top="0.101cm" fo:padding-bottom="0.101cm" fo:border="0.002cm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2" style:family="table">
      <style:table-properties style:width="19.706cm" fo:margin-left="0.025cm" fo:margin-right="-0.023cm" table:align="margins" fo:background-color="transparent" style:shadow="#cccccc 0.06cm 0.06cm">
        <style:background-image/>
      </style:table-properties>
    </style:style>
    <style:style style:name="Table12.A" style:family="table-column">
      <style:table-column-properties style:column-width="4.983cm" style:rel-column-width="16573*"/>
    </style:style>
    <style:style style:name="Table12.B" style:family="table-column">
      <style:table-column-properties style:column-width="1.767cm" style:rel-column-width="5877*"/>
    </style:style>
    <style:style style:name="Table12.C" style:family="table-column">
      <style:table-column-properties style:column-width="12.956cm"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left="0.199cm" fo:padding-right="0.199cm" fo:padding-top="0.101cm" fo:padding-bottom="0.101cm" fo:border="0.002cm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2.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3" style:family="table">
      <style:table-properties style:width="19.706cm" fo:margin-left="0.025cm" fo:margin-right="-0.023cm" table:align="margins" fo:background-color="transparent" style:shadow="#cccccc 0.06cm 0.06cm">
        <style:background-image/>
      </style:table-properties>
    </style:style>
    <style:style style:name="Table13.A" style:family="table-column">
      <style:table-column-properties style:column-width="4.983cm" style:rel-column-width="16573*"/>
    </style:style>
    <style:style style:name="Table13.B" style:family="table-column">
      <style:table-column-properties style:column-width="1.767cm" style:rel-column-width="5877*"/>
    </style:style>
    <style:style style:name="Table13.C" style:family="table-column">
      <style:table-column-properties style:column-width="12.956cm"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3.C1" style:family="table-cell">
      <style:table-cell-properties fo:background-color="transparent" fo:padding-left="0.199cm" fo:padding-right="0.199cm" fo:padding-top="0.101cm" fo:padding-bottom="0.101cm" fo:border="0.002cm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3.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4" style:family="table">
      <style:table-properties style:width="19.731cm" fo:margin-left="0cm" fo:margin-right="-0.023cm" table:align="margins" fo:background-color="transparent" style:shadow="#cccccc 0.06cm 0.06cm">
        <style:background-image/>
      </style:table-properties>
    </style:style>
    <style:style style:name="Table14.A" style:family="table-column">
      <style:table-column-properties style:column-width="5.002cm" style:rel-column-width="16617*"/>
    </style:style>
    <style:style style:name="Table14.B" style:family="table-column">
      <style:table-column-properties style:column-width="1.764cm" style:rel-column-width="5858*"/>
    </style:style>
    <style:style style:name="Table14.C" style:family="table-column">
      <style:table-column-properties style:column-width="12.965cm"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4.C1" style:family="table-cell">
      <style:table-cell-properties fo:background-color="transparent" fo:padding-left="0.199cm" fo:padding-right="0.199cm" fo:padding-top="0.101cm" fo:padding-bottom="0.101cm" fo:border="0.002cm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4.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5" style:family="table">
      <style:table-properties style:width="19.706cm" fo:margin-left="0.025cm" fo:margin-right="-0.023cm" table:align="margins" fo:background-color="transparent" style:shadow="#cccccc 0.06cm 0.06cm">
        <style:background-image/>
      </style:table-properties>
    </style:style>
    <style:style style:name="Table15.A" style:family="table-column">
      <style:table-column-properties style:column-width="4.983cm" style:rel-column-width="16573*"/>
    </style:style>
    <style:style style:name="Table15.B" style:family="table-column">
      <style:table-column-properties style:column-width="1.767cm" style:rel-column-width="5877*"/>
    </style:style>
    <style:style style:name="Table15.C" style:family="table-column">
      <style:table-column-properties style:column-width="12.956cm"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99cm" fo:padding-right="0.199cm" fo:padding-top="0.101cm" fo:padding-bottom="0.101cm" fo:border="0.002cm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5.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6" style:family="table">
      <style:table-properties style:width="19.706cm" fo:margin-left="0.025cm" fo:margin-right="-0.023cm" table:align="margins" fo:background-color="transparent" style:shadow="#cccccc 0.06cm 0.06cm">
        <style:background-image/>
      </style:table-properties>
    </style:style>
    <style:style style:name="Table16.A" style:family="table-column">
      <style:table-column-properties style:column-width="4.983cm" style:rel-column-width="16573*"/>
    </style:style>
    <style:style style:name="Table16.B" style:family="table-column">
      <style:table-column-properties style:column-width="1.767cm" style:rel-column-width="5877*"/>
    </style:style>
    <style:style style:name="Table16.C" style:family="table-column">
      <style:table-column-properties style:column-width="12.956cm" style:rel-column-width="43085*"/>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6.C1" style:family="table-cell">
      <style:table-cell-properties fo:background-color="transparent" fo:padding-left="0.199cm" fo:padding-right="0.199cm" fo:padding-top="0.101cm" fo:padding-bottom="0.101cm" fo:border="0.002cm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7" style:family="table">
      <style:table-properties style:width="19.706cm" fo:margin-left="0.025cm" fo:margin-right="-0.023cm" table:align="margins" fo:background-color="transparent" style:shadow="#cccccc 0.06cm 0.06cm">
        <style:background-image/>
      </style:table-properties>
    </style:style>
    <style:style style:name="Table17.A" style:family="table-column">
      <style:table-column-properties style:column-width="4.983cm" style:rel-column-width="16573*"/>
    </style:style>
    <style:style style:name="Table17.B" style:family="table-column">
      <style:table-column-properties style:column-width="1.767cm" style:rel-column-width="5877*"/>
    </style:style>
    <style:style style:name="Table17.C" style:family="table-column">
      <style:table-column-properties style:column-width="12.956cm"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17.C1" style:family="table-cell">
      <style:table-cell-properties fo:background-color="transparent" fo:padding-left="0.199cm" fo:padding-right="0.199cm" fo:padding-top="0.101cm" fo:padding-bottom="0.101cm" fo:border="0.002cm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1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18" style:family="table">
      <style:table-properties style:width="18.549cm" fo:margin-left="0.631cm" fo:margin-right="0.587cm" table:align="margins" style:may-break-between-rows="false"/>
    </style:style>
    <style:style style:name="Table18.A" style:family="table-column">
      <style:table-column-properties style:column-width="18.549cm" style:rel-column-width="65535*"/>
    </style:style>
    <style:style style:name="Table18.A1" style:family="table-cell">
      <style:table-cell-properties fo:background-color="#f3f3f3" fo:padding-left="0.7cm" fo:padding-right="0.3cm" fo:padding-top="0.3cm" fo:padding-bottom="0.3cm" fo:border="0.002cm solid #000000">
        <style:background-image/>
      </style:table-cell-properties>
    </style:style>
    <style:style style:name="Table20" style:family="table">
      <style:table-properties style:width="19.706cm" fo:margin-left="0.025cm" fo:margin-right="-0.023cm" table:align="margins" fo:background-color="transparent" style:shadow="#cccccc 0.06cm 0.06cm">
        <style:background-image/>
      </style:table-properties>
    </style:style>
    <style:style style:name="Table20.A" style:family="table-column">
      <style:table-column-properties style:column-width="4.983cm" style:rel-column-width="16573*"/>
    </style:style>
    <style:style style:name="Table20.B" style:family="table-column">
      <style:table-column-properties style:column-width="1.767cm" style:rel-column-width="5877*"/>
    </style:style>
    <style:style style:name="Table20.C" style:family="table-column">
      <style:table-column-properties style:column-width="12.956cm"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0.C1" style:family="table-cell">
      <style:table-cell-properties fo:background-color="transparent" fo:padding-left="0.199cm" fo:padding-right="0.199cm" fo:padding-top="0.101cm" fo:padding-bottom="0.101cm" fo:border="0.002cm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0.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1" style:family="table">
      <style:table-properties style:width="19.706cm" fo:margin-left="0.025cm" fo:margin-right="-0.023cm" table:align="margins" fo:background-color="transparent" style:shadow="#cccccc 0.06cm 0.06cm">
        <style:background-image/>
      </style:table-properties>
    </style:style>
    <style:style style:name="Table21.A" style:family="table-column">
      <style:table-column-properties style:column-width="4.983cm" style:rel-column-width="16573*"/>
    </style:style>
    <style:style style:name="Table21.B" style:family="table-column">
      <style:table-column-properties style:column-width="1.767cm" style:rel-column-width="5877*"/>
    </style:style>
    <style:style style:name="Table21.C" style:family="table-column">
      <style:table-column-properties style:column-width="12.956cm"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99cm" fo:padding-right="0.199cm" fo:padding-top="0.101cm" fo:padding-bottom="0.101cm" fo:border="0.002cm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1.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6" style:family="table">
      <style:table-properties style:width="19.706cm" fo:margin-left="0.025cm" fo:margin-right="-0.023cm" table:align="margins" fo:background-color="transparent" style:shadow="#cccccc 0.06cm 0.06cm">
        <style:background-image/>
      </style:table-properties>
    </style:style>
    <style:style style:name="Table26.A" style:family="table-column">
      <style:table-column-properties style:column-width="4.983cm" style:rel-column-width="16573*"/>
    </style:style>
    <style:style style:name="Table26.B" style:family="table-column">
      <style:table-column-properties style:column-width="1.767cm" style:rel-column-width="5877*"/>
    </style:style>
    <style:style style:name="Table26.C" style:family="table-column">
      <style:table-column-properties style:column-width="12.956cm"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6.C1" style:family="table-cell">
      <style:table-cell-properties fo:background-color="transparent" fo:padding-left="0.199cm" fo:padding-right="0.199cm" fo:padding-top="0.101cm" fo:padding-bottom="0.101cm" fo:border="0.002cm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6.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27" style:family="table">
      <style:table-properties style:width="19.706cm" fo:margin-left="0.025cm" fo:margin-right="-0.023cm" table:align="margins" fo:background-color="transparent" style:shadow="#cccccc 0.06cm 0.06cm">
        <style:background-image/>
      </style:table-properties>
    </style:style>
    <style:style style:name="Table27.A" style:family="table-column">
      <style:table-column-properties style:column-width="4.983cm" style:rel-column-width="16573*"/>
    </style:style>
    <style:style style:name="Table27.B" style:family="table-column">
      <style:table-column-properties style:column-width="1.767cm" style:rel-column-width="5877*"/>
    </style:style>
    <style:style style:name="Table27.C" style:family="table-column">
      <style:table-column-properties style:column-width="12.956cm"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199cm" fo:padding-right="0.199cm" fo:padding-top="0.101cm" fo:padding-bottom="0.101cm" fo:border-left="0.002cm solid #000000" fo:border-right="none" fo:border-top="0.002cm solid #000000" fo:border-bottom="0.002cm solid #000000">
        <style:background-image/>
      </style:table-cell-properties>
    </style:style>
    <style:style style:name="Table27.C1" style:family="table-cell">
      <style:table-cell-properties fo:background-color="transparent" fo:padding-left="0.199cm" fo:padding-right="0.199cm" fo:padding-top="0.101cm" fo:padding-bottom="0.101cm" fo:border="0.002cm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25cm" fo:padding-right="0.25cm" fo:padding-top="0.101cm" fo:padding-bottom="0.101cm" fo:border-left="0.002cm solid #000000" fo:border-right="none" fo:border-top="none" fo:border-bottom="0.002cm solid #000000">
        <style:background-image/>
      </style:table-cell-properties>
    </style:style>
    <style:style style:name="Table27.C2" style:family="table-cell">
      <style:table-cell-properties style:vertical-align="middle" fo:background-color="#ffffcc" fo:padding-left="0.25cm" fo:padding-right="0.25cm" fo:padding-top="0.101cm" fo:padding-bottom="0.101cm" fo:border-left="0.002cm solid #000000" fo:border-right="0.002cm solid #000000" fo:border-top="none" fo:border-bottom="0.002cm solid #000000">
        <style:background-image/>
      </style:table-cell-properties>
    </style:style>
    <style:style style:name="Table9" style:family="table" style:master-page-name="">
      <style:table-properties style:width="19.768cm"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3.918cm" style:rel-column-width="12987*"/>
    </style:style>
    <style:style style:name="Table9.B" style:family="table-column">
      <style:table-column-properties style:column-width="15.85cm" style:rel-column-width="52548*"/>
    </style:style>
    <style:style style:name="Table9.A1" style:family="table-cell">
      <style:table-cell-properties fo:background-color="transparent" fo:padding-left="0cm" fo:padding-right="0cm" fo:padding-top="0cm" fo:padding-bottom="0.199cm"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cm" fo:padding-right="0cm" fo:padding-top="0cm" fo:padding-bottom="0.199cm" fo:border="none" style:writing-mode="page">
        <style:background-image/>
      </style:table-cell-properties>
    </style:style>
    <style:style style:name="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style style:name="P2" style:family="paragraph" style:parent-style-name="Table_20_Contents">
      <style:text-properties style:font-name="Arial1" fo:font-size="10pt" style:font-size-asian="10pt" style:font-size-complex="10pt"/>
    </style:style>
    <style:style style:name="P3" style:family="paragraph" style:parent-style-name="Table_20_Contents">
      <style:paragraph-properties fo:text-align="center" style:justify-single-word="false"/>
      <style:text-properties style:font-name="Arial1" fo:font-size="10pt" style:font-size-asian="10pt" style:font-size-complex="10pt"/>
    </style:style>
    <style:style style:name="P4" style:family="paragraph" style:parent-style-name="Table_20_Content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font-name="Arial1" fo:font-size="10pt" fo:font-weight="normal"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Arial1" fo:font-size="10pt" fo:font-weight="normal" style:font-size-asian="10pt" style:font-weight-asian="normal" style:font-size-complex="10pt" style:font-weight-complex="normal"/>
    </style:style>
    <style:style style:name="P7" style:family="paragraph" style:parent-style-name="Table_20_Contents">
      <style:paragraph-properties fo:text-align="center" style:justify-single-word="false"/>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able_20_Contents">
      <style:paragraph-properties fo:text-align="center" style:justify-single-word="false"/>
      <style:text-properties style:font-name="Verdana1" fo:font-size="10pt" style:font-size-asian="10pt" style:font-size-complex="10pt"/>
    </style:style>
    <style:style style:name="P9"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Courier New" fo:font-weight="bold" style:font-weight-asian="bold" style:font-weight-complex="bold"/>
    </style:style>
    <style:style style:name="P11" style:family="paragraph" style:parent-style-name="Table_20_Contents">
      <style:paragraph-properties fo:text-align="start" style:justify-single-word="false"/>
      <style:text-properties style:use-window-font-color="true" style:font-name="Arial1"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2" style:family="paragraph" style:parent-style-name="Table_20_Contents">
      <style:paragraph-properties fo:text-align="start" style:justify-single-word="false"/>
      <style:text-properties style:use-window-font-color="true" style:font-name="Arial1" fo:font-size="10pt" fo:font-style="normal" fo:font-weight="normal" style:font-name-asian="CourierNewPSMT" style:font-size-asian="10pt" style:font-style-asian="normal" style:font-weight-asian="normal" style:font-name-complex="CourierNewPSMT" style:font-size-complex="10pt" style:font-style-complex="normal" style:font-weight-complex="normal"/>
    </style:style>
    <style:style style:name="P13" style:family="paragraph" style:parent-style-name="Table_20_Contents">
      <style:paragraph-properties fo:text-align="start" style:justify-single-word="false"/>
      <style:text-properties style:use-window-font-color="true" style:font-name="Arial1"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4"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5" style:family="paragraph" style:parent-style-name="Text_20_body">
      <style:paragraph-properties fo:text-align="center" style:justify-single-word="false"/>
      <style:text-properties style:font-name="Times New Roman" fo:font-size="24pt" style:font-size-asian="24pt" style:font-size-complex="24pt"/>
    </style:style>
    <style:style style:name="P16" style:family="paragraph" style:parent-style-name="Text_20_body">
      <style:paragraph-properties fo:text-align="start"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Text_20_body">
      <style:paragraph-properties>
        <style:tab-stops>
          <style:tab-stop style:position="0.838cm"/>
        </style:tab-stops>
      </style:paragraph-properties>
    </style:style>
    <style:style style:name="P22" style:family="paragraph" style:parent-style-name="Text_20_body">
      <style:text-properties style:font-name="Arial1"/>
    </style:style>
    <style:style style:name="P23" style:family="paragraph" style:parent-style-name="Text_20_body">
      <style:text-properties style:font-name="Arial1" fo:font-style="normal" style:font-style-asian="normal" style:font-style-complex="normal"/>
    </style:style>
    <style:style style:name="P24" style:family="paragraph" style:parent-style-name="Text_20_body">
      <style:text-properties style:font-name="Arial1" fo:font-size="10pt" fo:font-weight="normal" style:font-size-asian="10pt" style:font-weight-asian="normal" style:font-size-complex="10pt" style:font-weight-complex="normal"/>
    </style:style>
    <style:style style:name="P25" style:family="paragraph" style:parent-style-name="Text_20_body">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Text_20_body">
      <style:text-properties style:font-name="Arial1" fo:font-weight="normal" style:font-weight-asian="normal" style:font-weight-complex="normal"/>
    </style:style>
    <style:style style:name="P27" style:family="paragraph" style:parent-style-name="Text_20_body">
      <style:paragraph-properties fo:text-align="center" style:justify-single-word="false"/>
      <style:text-properties fo:font-style="italic" style:font-style-asian="italic" style:font-style-complex="italic"/>
    </style:style>
    <style:style style:name="P28" style:family="paragraph" style:parent-style-name="Text_20_body">
      <style:paragraph-properties fo:margin-top="0cm" fo:margin-bottom="0cm" fo:text-align="start" style:justify-single-word="false"/>
    </style:style>
    <style:style style:name="P29" style:family="paragraph" style:parent-style-name="Text_20_body">
      <style:paragraph-properties fo:margin-top="0cm" fo:margin-bottom="0cm">
        <style:tab-stops>
          <style:tab-stop style:position="0.838cm"/>
        </style:tab-stops>
      </style:paragraph-properties>
      <style:text-properties style:use-window-font-color="true" style:font-name="Courier New" fo:font-size="10pt" fo:font-weight="bold" style:font-size-asian="10pt" style:font-weight-asian="bold" style:font-size-complex="10pt" style:font-weight-complex="bold"/>
    </style:style>
    <style:style style:name="P30" style:family="paragraph" style:parent-style-name="Text_20_body">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31" style:family="paragraph" style:parent-style-name="Standard">
      <style:paragraph-properties fo:margin-top="0cm" fo:margin-bottom="0cm">
        <style:tab-stops>
          <style:tab-stop style:position="0.838cm"/>
        </style:tab-stops>
      </style:paragraph-properties>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margin-top="0cm" fo:margin-bottom="0.019cm"/>
      <style:text-properties style:font-name="Arial1" fo:font-size="10pt" style:font-size-asian="10pt" style:font-size-complex="10pt"/>
    </style:style>
    <style:style style:name="P33" style:family="paragraph" style:parent-style-name="Standard">
      <style:paragraph-properties fo:background-color="transparent">
        <style:background-image/>
      </style:paragraph-properties>
      <style:text-properties style:font-name="Arial1" fo:font-size="10pt" style:font-size-asian="10pt" style:font-size-complex="10pt"/>
    </style:style>
    <style:style style:name="P34" style:family="paragraph" style:parent-style-name="Contents_20_1">
      <style:paragraph-properties>
        <style:tab-stops>
          <style:tab-stop style:position="19.768cm" style:type="right" style:leader-style="dotted" style:leader-text="."/>
        </style:tab-stops>
      </style:paragraph-properties>
    </style:style>
    <style:style style:name="P35" style:family="paragraph" style:parent-style-name="Text_20_body">
      <style:paragraph-properties>
        <style:tab-stops>
          <style:tab-stop style:position="0.838cm"/>
        </style:tab-stops>
      </style:paragraph-properties>
      <style:text-properties fo:font-weight="normal" style:font-weight-asian="normal" style:font-weight-complex="normal"/>
    </style:style>
    <style:style style:name="P36" style:family="paragraph" style:parent-style-name="Text_20_body" style:list-style-name="L1">
      <style:paragraph-properties fo:margin-left="0.998cm" fo:margin-right="0cm" fo:text-indent="-0.462cm" style:auto-text-indent="false">
        <style:tab-stops>
          <style:tab-stop style:position="0.046cm"/>
        </style:tab-stops>
      </style:paragraph-properties>
    </style:style>
    <style:style style:name="P37" style:family="paragraph" style:parent-style-name="Text_20_body" style:list-style-name="L1">
      <style:paragraph-properties fo:margin-left="0.998cm" fo:margin-right="0cm" fo:text-indent="-0.462cm" style:auto-text-indent="false">
        <style:tab-stops>
          <style:tab-stop style:position="0.046cm"/>
        </style:tab-stops>
      </style:paragraph-properties>
      <style:text-properties style:font-name="Arial1"/>
    </style:style>
    <style:style style:name="P38" style:family="paragraph" style:parent-style-name="Heading_20_1">
      <style:text-properties style:font-name="Arial1" fo:font-style="normal" style:font-style-asian="normal" style:font-style-complex="normal"/>
    </style:style>
    <style:style style:name="P39" style:family="paragraph" style:parent-style-name="Heading_20_1">
      <style:paragraph-properties fo:break-before="page"/>
    </style:style>
    <style:style style:name="P40" style:family="paragraph" style:parent-style-name="Contents_20_2">
      <style:paragraph-properties>
        <style:tab-stops>
          <style:tab-stop style:position="19.269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fo:font-weight="normal" style:font-weight-asian="normal" style:font-weight-complex="normal"/>
    </style:style>
    <style:style style:name="P44" style:family="paragraph">
      <style:paragraph-properties fo:text-align="center"/>
    </style:style>
    <style:style style:name="P45" style:family="paragraph">
      <style:paragraph-properties fo:text-align="center"/>
      <style:text-properties style:font-name="Arial1"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style:use-window-font-color="true" style:font-name="Arial1"/>
    </style:style>
    <style:style style:name="T6" style:family="text">
      <style:text-properties style:use-window-font-color="true" style:font-name="Arial1" fo:font-size="9pt" style:font-name-asian="ArialMT" style:font-size-asian="9pt" style:font-name-complex="ArialMT" style:font-size-complex="9pt"/>
    </style:style>
    <style:style style:name="T7" style:family="text">
      <style:text-properties style:use-window-font-color="true" style:font-name="Arial1" fo:font-size="9pt" fo:font-style="italic" style:font-name-asian="ArialMT" style:font-size-asian="9pt" style:font-style-asian="italic" style:font-name-complex="ArialMT" style:font-size-complex="9pt" style:font-style-complex="italic"/>
    </style:style>
    <style:style style:name="T8" style:family="text">
      <style:text-properties style:use-window-font-color="true" style:font-name="Arial1" fo:font-size="9pt" fo:font-style="normal" style:font-name-asian="ArialMT" style:font-size-asian="9pt" style:font-style-asian="normal" style:font-name-complex="ArialMT" style:font-size-complex="9pt" style:font-style-complex="normal"/>
    </style:style>
    <style:style style:name="T9" style:family="text">
      <style:text-properties style:use-window-font-color="true" style:font-name="Arial1" fo:font-style="italic" style:font-style-asian="italic" style:font-style-complex="italic"/>
    </style:style>
    <style:style style:name="T10" style:family="text">
      <style:text-properties fo:color="#c00000"/>
    </style:style>
    <style:style style:name="T11" style:family="text">
      <style:text-properties fo:color="#0000c0"/>
    </style:style>
    <style:style style:name="T12" style:family="text">
      <style:text-properties fo:font-weight="bold" style:font-weight-asian="bold" style:font-weight-complex="bold"/>
    </style:style>
    <style:style style:name="T13" style:family="text">
      <style:text-properties fo:font-weight="bold" style:font-name-asian="Courier New" style:font-weight-asian="bold" style:font-name-complex="Courier New" style:font-weight-complex="bold"/>
    </style:style>
    <style:style style:name="T14" style:family="text">
      <style:text-properties style:font-name="Arial1"/>
    </style:style>
    <style:style style:name="T15" style:family="text">
      <style:text-properties style:font-name="Arial1" fo:font-size="10pt" style:font-size-asian="10pt" style:font-size-complex="10pt"/>
    </style:style>
    <style:style style:name="T16" style:family="text">
      <style:text-properties style:font-name="Arial1" fo:font-size="10pt" fo:font-style="italic" style:font-size-asian="10pt" style:font-style-asian="italic" style:font-size-complex="10pt" style:font-style-complex="italic"/>
    </style:style>
    <style:style style:name="T17"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Arial1" fo:font-size="10pt" fo:font-weight="normal" style:font-size-asian="10pt" style:font-weight-asian="normal" style:font-size-complex="10pt" style:font-weight-complex="normal"/>
    </style:style>
    <style:style style:name="T20" style:family="text">
      <style:text-properties style:font-name="Arial1" fo:font-style="normal" style:font-style-asian="normal" style:font-style-complex="normal"/>
    </style:style>
    <style:style style:name="T21" style:family="text">
      <style:text-properties style:font-name="Arial1" fo:font-style="italic" style:font-style-asian="italic" style:font-style-complex="italic"/>
    </style:style>
    <style:style style:name="T22" style:family="text">
      <style:text-properties style:font-name="Arial1" fo:font-weight="normal" style:font-weight-asian="normal" style:font-weight-complex="normal"/>
    </style:style>
    <style:style style:name="T23" style:family="text">
      <style:text-properties style:font-name="Arial1" fo:font-weight="bold" style:font-name-asian="Arial1" style:font-weight-asian="bold" style:font-name-complex="Arial1" style:font-weight-complex="bold"/>
    </style:style>
    <style:style style:name="T24" style:family="text">
      <style:text-properties style:font-name-asian="Arial1" style:font-name-complex="Arial1"/>
    </style:style>
    <style:style style:name="T25" style:family="text">
      <style:text-properties fo:font-size="4pt" style:font-size-asian="4pt" style:font-size-complex="4pt"/>
    </style:style>
    <style:style style:name="T26" style:family="text">
      <style:text-properties fo:font-size="4pt" style:font-name-asian="Arial1" style:font-size-asian="4pt" style:font-name-complex="Arial1" style:font-size-complex="4pt"/>
    </style:style>
    <style:style style:name="T27" style:family="text">
      <style:text-properties fo:font-style="normal" style:font-style-asian="normal" style:font-style-complex="normal"/>
    </style:style>
    <style:style style:name="T28" style:family="text">
      <style:text-properties fo:font-weight="normal" style:font-weight-asian="normal" style:font-weight-complex="normal"/>
    </style:style>
    <style:style style:name="T29" style:family="text">
      <style:text-properties fo:font-weight="normal" style:font-name-asian="Arial1" style:font-weight-asian="normal" style:font-name-complex="Arial1" style:font-weight-complex="normal"/>
    </style:style>
    <style:style style:name="T30" style:family="text">
      <style:text-properties style:font-name="Courier New"/>
    </style:style>
    <style:style style:name="T31" style:family="text">
      <style:text-properties style:font-name="Courier New" fo:font-weight="bold" style:font-weight-asian="bold" style:font-weight-complex="bold"/>
    </style:style>
    <style:style style:name="T32" style:family="text">
      <style:text-properties style:font-name="Courier New" fo:font-weight="bold" style:font-name-asian="Courier New" style:font-weight-asian="bold" style:font-name-complex="Courier New" style:font-weight-complex="bold"/>
    </style:style>
    <style:style style:name="T3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34" style:family="text">
      <style:text-properties style:font-name="Courier New" fo:font-size="10pt" fo:font-weight="bold" style:font-size-asian="10pt" style:font-weight-asian="bold" style:font-size-complex="10pt" style:font-weight-complex="bold"/>
    </style:style>
    <style:style style:name="T35" style:family="text">
      <style:text-properties style:font-name="Courier New" fo:font-style="normal" fo:font-weight="bold" style:font-style-asian="normal" style:font-weight-asian="bold" style:font-style-complex="normal" style:font-weight-complex="bold"/>
    </style:style>
    <style:style style:name="T36" style:family="text">
      <style:text-properties fo:color="#2323dc"/>
    </style:style>
    <style:style style:name="T37" style:family="text">
      <style:text-properties fo:color="#5c8526"/>
    </style:style>
    <style:style style:name="T38" style:family="text">
      <style:text-properties fo:font-variant="normal" fo:text-transform="none"/>
    </style:style>
    <style:style style:name="T39" style:family="text">
      <style:text-properties fo:font-variant="normal" fo:text-transform="none" fo:font-weight="normal" style:font-weight-asian="normal" style:font-weight-complex="normal"/>
    </style:style>
    <style:style style:name="T40" style:family="text">
      <style:text-properties fo:font-variant="normal" fo:text-transform="none" style:font-name="Courier New" fo:font-weight="bold" style:font-weight-asian="bold" style:font-weight-complex="bold"/>
    </style:style>
    <style:style style:name="T4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fo:font-size="6pt" style:font-size-asian="6pt" style:font-size-complex="6pt"/>
    </style:style>
    <style:style style:name="T43" style:family="text"/>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0f0f0" style:background-transparency="0%" fo:padding="0.049cm" fo:border="0.002cm solid #0000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0f0f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
      <text:p text:style-name="Contents_20_Heading"/>
      <text:p text:style-name="Contents_20_Heading"/>
      <text:p text:style-name="Contents_20_Heading"/>
      <text:p text:style-name="Contents_20_Heading"/>
      <text:p text:style-name="Contents_20_Heading"/>
      <text:p text:style-name="P15">SKS (Secure Key Store)</text:p>
      <text:p text:style-name="P15"><draw:custom-shape text:anchor-type="paragraph" draw:z-index="2" draw:style-name="gr1" draw:text-style-name="P45" svg:width="10.506cm" svg:height="3.77cm" svg:x="4.748cm" svg:y="1.607cm">
     <text:p text:style-name="P44"><text:span text:style-name="T15">Note: This is an early version of a system in development.</text:span><text:span text:style-name="T15"><text:line-break/></text:span><text:span text:style-name="T15">That is, the specification is incomplete and may also change</text:span><text:span text:style-name="T15"><text:line-break/></text:span><text:span text:style-name="T15">considerably before finalization. <text:s/>However, it might give you</text:span><text:span text:style-name="T15"><text:line-break/></text:span><text:span text:style-name="T15">a fairly good idea about the “air-tight” provisioning concept.</text:span></text:p>
     <text:p text:style-name="P44"><text:span text:style-name="T15"/></text:p>
     <text:p text:style-name="P44"><text:span text:style-name="T15">Feedback is encourag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API and Architecture</text:p>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41">Table of Contents</text:p>
          </text:index-title>
          <text:p text:style-name="P34"><text:a xlink:type="simple" xlink:href="#3.Introduction|outline" text:style-name="Internet_20_link" text:visited-style-name="Internet_20_link">Introduction<text:tab/>3</text:a></text:p>
          <text:p text:style-name="P34"><text:a xlink:type="simple" xlink:href="#4.Architecture|outline" text:style-name="Internet_20_link" text:visited-style-name="Internet_20_link">Architecture<text:tab/>3</text:a></text:p>
          <text:p text:style-name="P34"><text:a xlink:type="simple" xlink:href="#5.Provisioning API|outline" text:style-name="Internet_20_link" text:visited-style-name="Internet_20_link">Provisioning API<text:tab/>3</text:a></text:p>
          <text:p text:style-name="P34"><text:a xlink:type="simple" xlink:href="#6.User API|outline" text:style-name="Internet_20_link" text:visited-style-name="Internet_20_link">User API<text:tab/>3</text:a></text:p>
          <text:p text:style-name="P34"><text:a xlink:type="simple" xlink:href="#7.Objects|outline" text:style-name="Internet_20_link" text:visited-style-name="Internet_20_link">Objects<text:tab/>4</text:a></text:p>
          <text:p text:style-name="P40"><text:a xlink:type="simple" xlink:href="#7.1.Key Protection Objects|outline" text:style-name="Internet_20_link" text:visited-style-name="Internet_20_link">Key Protection Objects<text:tab/>5</text:a></text:p>
          <text:p text:style-name="P40"><text:a xlink:type="simple" xlink:href="#7.2.Key Data Objects|outline" text:style-name="Internet_20_link" text:visited-style-name="Internet_20_link">Key Data Objects<text:tab/>5</text:a></text:p>
          <text:p text:style-name="P34"><text:a xlink:type="simple" xlink:href="#8.Data Types|outline" text:style-name="Internet_20_link" text:visited-style-name="Internet_20_link">Data Types<text:tab/>6</text:a></text:p>
          <text:p text:style-name="P34"><text:a xlink:type="simple" xlink:href="#9.Return Values|outline" text:style-name="Internet_20_link" text:visited-style-name="Internet_20_link">Return Values<text:tab/>6</text:a></text:p>
          <text:p text:style-name="P34"><text:a xlink:type="simple" xlink:href="#10.Error Codes|outline" text:style-name="Internet_20_link" text:visited-style-name="Internet_20_link">Error Codes<text:tab/>6</text:a></text:p>
          <text:p text:style-name="P34"><text:a xlink:type="simple" xlink:href="#11.Encrypted Data|outline" text:style-name="Internet_20_link" text:visited-style-name="Internet_20_link">Encrypted Data<text:tab/>7</text:a></text:p>
          <text:p text:style-name="P34"><text:a xlink:type="simple" xlink:href="#12.MAC Operations|outline" text:style-name="Internet_20_link" text:visited-style-name="Internet_20_link">MAC Operations<text:tab/>7</text:a></text:p>
          <text:p text:style-name="P34"><text:a xlink:type="simple" xlink:href="#13.SKS Attestations|outline" text:style-name="Internet_20_link" text:visited-style-name="Internet_20_link">SKS Attestations<text:tab/>7</text:a></text:p>
          <text:p text:style-name="P34"><text:a xlink:type="simple" xlink:href="#14.PIN and PUK Formats|outline" text:style-name="Internet_20_link" text:visited-style-name="Internet_20_link">PIN and PUK Formats<text:tab/>7</text:a></text:p>
          <text:p text:style-name="P34"><text:a xlink:type="simple" xlink:href="#16.PIN Grouping Control|outline" text:style-name="Internet_20_link" text:visited-style-name="Internet_20_link">PIN Grouping Control<text:tab/>8</text:a></text:p>
          <text:p text:style-name="P34"><text:a xlink:type="simple" xlink:href="#17.PIN Input Methods|outline" text:style-name="Internet_20_link" text:visited-style-name="Internet_20_link">PIN Input Methods<text:tab/>8</text:a></text:p>
          <text:p text:style-name="P34"><text:a xlink:type="simple" xlink:href="#18.PIN Pattern Restrictions|outline" text:style-name="Internet_20_link" text:visited-style-name="Internet_20_link">PIN Pattern Restrictions<text:tab/>8</text:a></text:p>
          <text:p text:style-name="P34"><text:a xlink:type="simple" xlink:href="#19.Algorithm Support|outline" text:style-name="Internet_20_link" text:visited-style-name="Internet_20_link">Algorithm Support<text:tab/>9</text:a></text:p>
          <text:p text:style-name="P34"><text:a xlink:type="simple" xlink:href="#20.Key Usage|outline" text:style-name="Internet_20_link" text:visited-style-name="Internet_20_link">Key Usage<text:tab/>10</text:a></text:p>
          <text:p text:style-name="P34"><text:a xlink:type="simple" xlink:href="#21.Method List|outline" text:style-name="Internet_20_link" text:visited-style-name="Internet_20_link">Method List<text:tab/>10</text:a></text:p>
          <text:p text:style-name="P40"><text:a xlink:type="simple" xlink:href="#21.1.createProvisioningSession (1)|outline" text:style-name="Internet_20_link" text:visited-style-name="Internet_20_link">createProvisioningSession (1)<text:tab/>11</text:a></text:p>
          <text:p text:style-name="P40"><text:a xlink:type="simple" xlink:href="#21.2.closeProvisioningSession (2)|outline" text:style-name="Internet_20_link" text:visited-style-name="Internet_20_link">closeProvisioningSession (2)<text:tab/>13</text:a></text:p>
          <text:p text:style-name="P40"><text:a xlink:type="simple" xlink:href="#21.3.abortProvisioningSession (3)|outline" text:style-name="Internet_20_link" text:visited-style-name="Internet_20_link">abortProvisioningSession (3)<text:tab/>14</text:a></text:p>
          <text:p text:style-name="P40"><text:a xlink:type="simple" xlink:href="#21.4.createPUKPolicy (5)|outline" text:style-name="Internet_20_link" text:visited-style-name="Internet_20_link">createPUKPolicy (5)<text:tab/>15</text:a></text:p>
          <text:p text:style-name="P40"><text:a xlink:type="simple" xlink:href="#21.5.createPINPolicy (6)|outline" text:style-name="Internet_20_link" text:visited-style-name="Internet_20_link">createPINPolicy (6)<text:tab/>16</text:a></text:p>
          <text:p text:style-name="P40"><text:a xlink:type="simple" xlink:href="#21.6.createKeyPair (7)|outline" text:style-name="Internet_20_link" text:visited-style-name="Internet_20_link">createKeyPair (7)<text:tab/>17</text:a></text:p>
          <text:p text:style-name="P40"><text:a xlink:type="simple" xlink:href="#21.7.setCertificatePath (8)|outline" text:style-name="Internet_20_link" text:visited-style-name="Internet_20_link">setCertificatePath (8)<text:tab/>19</text:a></text:p>
          <text:p text:style-name="P40"><text:a xlink:type="simple" xlink:href="#21.8.setPiggybackedSymmetricKey (19)|outline" text:style-name="Internet_20_link" text:visited-style-name="Internet_20_link">setPiggybackedSymmetricKey (19)<text:tab/>20</text:a></text:p>
          <text:p text:style-name="P40"><text:a xlink:type="simple" xlink:href="#21.9.restorePrivateKey (20)|outline" text:style-name="Internet_20_link" text:visited-style-name="Internet_20_link">restorePrivateKey (20)<text:tab/>21</text:a></text:p>
          <text:p text:style-name="P34"><text:a xlink:type="simple" xlink:href="#22.Sample Session|outline" text:style-name="Internet_20_link" text:visited-style-name="Internet_20_link">Sample Session<text:tab/>22</text:a></text:p>
          <text:p text:style-name="P34"><text:a xlink:type="simple" xlink:href="#23.Security Considerations|outline" text:style-name="Internet_20_link" text:visited-style-name="Internet_20_link">Security Considerations<text:tab/>22</text:a></text:p>
          <text:p text:style-name="P34"><text:a xlink:type="simple" xlink:href="#24.References|outline" text:style-name="Internet_20_link" text:visited-style-name="Internet_20_link">References<text:tab/>23</text:a></text:p>
          <text:p text:style-name="P34"><text:a xlink:type="simple" xlink:href="#25.Acknowledgments|outline" text:style-name="Internet_20_link" text:visited-style-name="Internet_20_link">Acknowledgments<text:tab/>24</text:a></text:p>
          <text:p text:style-name="P34"><text:a xlink:type="simple" xlink:href="#26.Author|outline" text:style-name="Internet_20_link" text:visited-style-name="Internet_20_link">Author<text:tab/>24</text:a></text:p>
        </text:index-body>
      </text:table-of-content>
      <text:p text:style-name="Contents_20_Heading"/>
      <text:h text:style-name="Heading_20_1" text:outline-level="1"/>
      <text:h text:style-name="Heading_20_1" text:outline-level="1"/>
      <text:h text:style-name="P39" text:outline-level="1">Introduction</text:h>
      <text:p text:style-name="Text_20_body">This document describes the API (Application Programming Interface) and architecture of a system called SKS (Secure Key Store). <text:s text:c="2"/>SKS is essentially an enhanced smart card that is optimized for on-line provisioning of cryptographic keys and associated attributes.</text:p>
      <text:p text:style-name="Text_20_body"/>
      <text:h text:style-name="Heading_20_1" text:outline-level="1">Architecture</text:h>
      <text:p text:style-name="Text_20_body">Below is a picture showing the components in the SKS architecture:</text:p>
      <text:p text:style-name="Text_20_body"><draw:frame draw:style-name="fr1" draw:name="Object2" text:anchor-type="paragraph" svg:x="2.496cm" svg:y="0.085cm" svg:width="15.072cm" svg:height="4.833cm" draw:z-index="0"><draw:object xlink:href="./Object 2" xlink:type="simple" xlink:show="embed" xlink:actuate="onLoad"/><draw:image xlink:href="./ObjectReplacements/Object 2" xlink:type="simple" xlink:show="embed" xlink:actuate="onLoad"/>
    </draw:frame>All operations inside of an SKS are supposed to be protected from tampering by malicious external entities but the degree of internal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may store credential data in the same external Flash where programs are stored, but sealed by an SKS‑resident “master key”. </text:p>
      <text:p text:style-name="Text_20_body">The <text:span text:style-name="T1">Device Certificate</text:span> and its associated <text:span text:style-name="T1">Attestation Private Key</text:span> form the foundation for the mechanism that facilitates secure provisioning of keys, also when the surrounding middleware (for <text:span text:style-name="T1">self-contained</text:span> SKSes NB) and network are unsecured.</text:p>
      <text:p text:style-name="Text_20_body">The <text:span text:style-name="T1">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1">Cryptographic Engine</text:span> is a high quality random number generator since the integrity of the entire provisioning scheme is relying on this.</text:p>
      <text:p text:style-name="Text_20_body">The <text:span text:style-name="T1">Credential Database</text:span> holds keys and other data that is related to keys such as protection and extension objects.</text:p>
      <text:p text:style-name="Text_20_body"/>
      <text:h text:style-name="Heading_20_1" text:outline-level="1">Provisioning API</text:h>
      <text:p text:style-name="Text_20_body">Although SKS may be regarded as a “component”, it actually comprises of three associated systems: The <text:span text:style-name="CrossRef"><text:reference-ref text:reference-format="text" text:ref-name="keygen2">KeyGen2</text:reference-ref></text:span> protocol, the SKS architecture, and the provisioning API described in this document. <text:s/><text:span text:style-name="T1">These items are tightly be matched</text:span> in order to create a secure and interoperable system. <text:s text:c="2"/>A question that arises is of course how compatible this scheme is with respect to existing protocols, APIs, and smart cards. <text:s/>The answer is simply: NOT AT ALL. </text:p>
      <text:p text:style-name="Text_20_body">A reason why SKS still makes sense is that few of the current protocols, APIs and smart cards support secure on-line provisioning to end-users. <text:s/>in fact,<text:span text:style-name="T1"> smart cards are almost exclusively personalized by more or less proprietary software used by specific card administrators or by automated production facilities</text:span>. <text:s/>It is evident that (at least) mobile phones need a scheme that is more consistent with the on-line paradigm since SIM-cards due to operator-bindings do not scale particularly well.</text:p>
      <text:p text:style-name="P27">“On the Internet anybody can be an operator of something”</text:p>
      <text:p text:style-name="Text_20_body"/>
      <text:h text:style-name="Heading_20_1" text:outline-level="1">User API</text:h>
      <text:p text:style-name="P16">In this document User API refers to operations that are required by security applications like TLS client-certificate authentication, S/MIME, and Kerberos (PKINIT). <text:s/>The User API is not a core SKS facility but its implementation is anyway RECOMMENDED, particularly for SKSes that are featured in connectable containers such as smart cards since card middleware have proved to be a major stumbling block for wide-spread adoption of PKI cards for consumers. </text:p>
      <text:p text:style-name="P16">The described User API is fully mappable to the subset of CryptoAPI, PKCS #11, and JCE that most existing PKI-using applications rely on.</text:p>
      <text:p text:style-name="P16"><text:soft-page-break/>The standard User API does not rely on authenticated sessions like featured in <text:span text:style-name="CrossRef"><text:reference-ref text:reference-format="text" text:ref-name="TPM1.2">TPM 1.2</text:reference-ref></text:span> because this is a <text:span text:style-name="T1">local security option</text:span>, while the provisioning API has its own self-contained (mandatory) authentication scheme.</text:p>
      <text:p text:style-name="P16">If another User API is used the only requirement is that the key objects created by the provisioning API, are compatible with the former.</text:p>
      <text:p text:style-name="P16"/>
      <text:h text:style-name="Heading_20_1" text:outline-level="1">Objects</text:h>
      <text:p text:style-name="P16">The SKS API (as well as its companion protocol <text:span text:style-name="CrossRef"><text:reference-ref text:reference-format="text" text:ref-name="keygen2">KeyGen2</text:reference-ref></text:span>), assumes that objects are arranged in a specific fashion in order to work. <text:s/>At the core of the system are the cryptographic keys which are not only used for authentication, signing etc. but also for key life-cycle management and management of key attributes.</text:p>
      <text:p text:style-name="P16">All provisioned keys, included symmetric dittos, are identified and managed through an <text:span text:style-name="CrossRef"><text:reference-ref text:reference-format="text" text:ref-name="X.509">X.509</text:reference-ref></text:span> certificate. <text:s/>The reason for this somewhat unusual arrangement is that this enables <text:span text:style-name="T1">universal object management</text:span> as well as supporting the PoI (Proof of Issuance) concept for enabling <text:span text:style-name="T1">secure remote object management by independent issuers</text:span>.</text:p>
      <text:p text:style-name="P16">Note: unlike 7816-compatible smart cards, an SKS has no visible file system, only objects.</text:p>
      <text:p text:style-name="P16"/>
      <text:h text:style-name="P42" text:outline-level="2">Key Protection Objects</text:h>
      <text:p text:style-name="Text_20_body">Keys may optionally be protected by PIN-codes. <text:s/>Each PIN-protected key maintains a separate PIN error-counter, but a single PIN policy object may govern multiple keys. <text:s text:c="2"/>A PIN-policy and its associated keys may in turn be governed by a PUK (Personal Unlock Key) policy object that can be used to reset error-counters that have passed the limit as defined by the PIN policy.</text:p>
      <text:p text:style-name="P16"><draw:frame draw:style-name="fr2" draw:name="Object1" text:anchor-type="paragraph" svg:x="6.103cm" svg:y="0.321cm" svg:width="6.362cm" svg:height="6.869cm" draw:z-index="1"><draw:object xlink:href="./Object 1" xlink:type="simple" xlink:show="embed" xlink:actuate="onLoad"/><draw:image xlink:href="./ObjectReplacements/Object 1" xlink:type="simple" xlink:show="embed" xlink:actuate="onLoad"/>
    </draw:frame></text:p>
      <text:p text:style-name="P16">PIN and PUK policy objects are not directly addressable after provisioning; in order to read PIN and/or PUK policy data, you need to use an associated key handle as input.</text:p>
      <text:p text:style-name="P16">The following XML extract shows a matching key generation (provisioning)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28">    &lt;<text:span text:style-name="T10">CreateObject</text:span>&gt;<text:line-break/>        &lt;<text:span text:style-name="T10">PUKPolicy</text:span> <text:span text:style-name="T11">ID</text:span>="PUK.1" <text:span text:style-name="T11">Format</text:span>="numeric" <text:span text:style-name="T11">RetryLimit</text:span>="3" <text:span text:style-name="T11">EncryptedValue</text:span>="mjRKrcuO <text:span text:style-name="T12">... </text:span>1O/e9mgMf3qw"&gt;<text:line-break/>            &lt;<text:span text:style-name="T10">PINPolicy</text:span> <text:span text:style-name="T11">ID</text:span>="PIN.1" <text:span text:style-name="T11">Format</text:span>="numeric" <text:span text:style-name="T11">Grouping</text:span>="shared" <text:span text:style-name="T11">MaxLength</text:span>="8" <text:span text:style-name="T11">MinLength</text:span>="4"<text:line-break/> <text:s text:c="30"/><text:span text:style-name="T11">PatternRestrictions</text:span>="three-in-a-row sequence" <text:span text:style-name="T11">RetryLimit</text:span>="3"&gt;<text:line-break/>                &lt;<text:span text:style-name="T10">KeyPair</text:span> <text:span text:style-name="T11">ID</text:span>="Key.1" <text:span text:style-name="T11">KeyUsage</text:span>="encryption"&gt;<text:line-break/>                    &lt;<text:span text:style-name="T10">RSA</text:span> <text:span text:style-name="T11">KeySize</text:span>="1024"/&gt;<text:line-break/>                &lt;/<text:span text:style-name="T10">KeyPair</text:span>&gt;<text:line-break/>                &lt;<text:span text:style-name="T10">KeyPair</text:span> <text:span text:style-name="T11">ID</text:span>="Key.2" <text:span text:style-name="T11">KeyUsage</text:span>="authentication"&gt;<text:line-break/>                    &lt;<text:span text:style-name="T10">RSA</text:span> <text:span text:style-name="T11">KeySize</text:span>="2048"/&gt;<text:line-break/>                &lt;/<text:span text:style-name="T10">KeyPair</text:span>&gt;<text:line-break/>            &lt;/<text:span text:style-name="T10">PINPolicy</text:span>&gt;<text:line-break/>        &lt;/<text:span text:style-name="T10">PUKPolicy</text:span>&gt;<text:line-break/>    &lt;/<text:span text:style-name="T10">CreateObject</text:span>&gt;</text:p>
          </table:table-cell>
        </table:table-row>
      </table:table>
      <text:p text:style-name="Text_20_body"/>
      <text:p text:style-name="Text_20_body">This sequence should be interpreted as a request for two RSA keys to be generated, protected by user-defined (within specified policy limits) PINs (the same for both keys), where the PINs are governed by an issuer-defined, and (protocol-wise) secret PUK. <text:s/></text:p>
      <text:p text:style-name="Text_20_body"><text:span text:style-name="T15">See </text:span><text:span text:style-name="CrossRef"><text:reference-ref text:reference-format="text" text:ref-name="pinpukformat">PIN and PUK Formats</text:reference-ref></text:span><text:span text:style-name="CrossRef"><text:span text:style-name="T5">, </text:span></text:span><text:span text:style-name="CrossRef"><text:reference-ref text:reference-format="text" text:ref-name="createPUKPolicy">createPUKPolicy</text:reference-ref></text:span><text:span text:style-name="CrossRef"><text:span text:style-name="T5">, </text:span></text:span><text:span text:style-name="CrossRef"><text:reference-ref text:reference-format="text" text:ref-name="createPINPolicy">createPINPolicy</text:reference-ref></text:span><text:span text:style-name="CrossRef"><text:span text:style-name="T5"> and </text:span></text:span><text:span text:style-name="CrossRef"><text:reference-ref text:reference-format="text" text:ref-name="createKeyPair">createKeyPair</text:reference-ref></text:span><text:span text:style-name="CrossRef"><text:span text:style-name="T5">.</text:span></text:span></text:p>
      <text:p text:style-name="Text_20_body"/>
      <text:h text:style-name="Heading_20_2" text:outline-level="2">Key Data Objects</text:h>
      <text:p text:style-name="Text_20_body">Provisioned keys always have an associated <text:span text:style-name="CrossRef"><text:reference-ref text:reference-format="text" text:ref-name="X.509">X.509</text:reference-ref></text:span> certificate, while other objects are optional. <text:s/></text:p>
      <text:p text:style-name="Text_20_body">Lots of other stuff: TBD</text:p>
      <text:h text:style-name="P39" text:outline-level="1"><text:reference-mark-start text:name="datatypes"/>Data Types<text:reference-mark-end text:name="datatypes"/></text:h>
      <text:p text:style-name="Text_20_body">The table below shows the data types used by the SKS API. <text:s/>Note that multi-byte integers are stored in big-endian fashio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Type</text:p>
          </table:table-cell>
          <table:table-cell table:style-name="Table8.A1" office:value-type="string">
            <text:p text:style-name="P8">Length</text:p>
          </table:table-cell>
          <table:table-cell table:style-name="Table8.C1" office:value-type="string">
            <text:p text:style-name="P8">Comment</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byte[<text:span text:style-name="T25">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
      <text:p text:style-name="Text_20_body"/>
      <text:p text:style-name="Text_20_body">If an array is followed by a number in brackets (“byte[32]”) it means that the array MUST be exactly of that length.</text:p>
      <text:p text:style-name="Text_20_body"/>
      <text:h text:style-name="Heading_20_1" text:outline-level="1"><text:reference-mark-start text:name="ReturnValues"/>Return Values<text:reference-mark-end text:name="ReturnValues"/></text:h>
      <text:p text:style-name="Text_20_body">All methods return a single-byte status code. <text:s/>In case the status is &lt;&gt; 0 there is an error and any expected succeeding values MUST NOT be read as they are not supposed to be available. <text:s/>Instead there is a second return value containing an UTF-8 encoded description in English to be used for logging and debugging purposes as shown below:<text:span text:style-name="T4"><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Name</text:p>
          </table:table-cell>
          <table:table-cell table:style-name="Table6.A1" office:value-type="string">
            <text:p text:style-name="P8">Type</text:p>
          </table:table-cell>
          <table:table-cell table:style-name="Table6.C1" office:value-type="string">
            <text:p text:style-name="P8">Comment</text:p>
          </table:table-cell>
        </table:table-row>
        <table:table-row table:style-name="Table6.2">
          <table:table-cell table:style-name="Table6.A2" office:value-type="string">
            <text:p text:style-name="P9">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9">ErrorString</text:p>
          </table:table-cell>
          <table:table-cell table:style-name="Table6.A2" office:value-type="string">
            <text:p text:style-name="P3">byte<text:span text:style-name="T24">⁮[</text:span><text:span text:style-name="T26"> </text:span><text:span text:style-name="T24">]</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Error Codes</text:h>
      <text:p text:style-name="Text_20_body">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Name</text:p>
          </table:table-cell>
          <table:table-cell table:style-name="Table7.A1" office:value-type="string">
            <text:p text:style-name="P8">Value</text:p>
          </table:table-cell>
          <table:table-cell table:style-name="Table7.C1" office:value-type="string">
            <text:p text:style-name="P8">Comment</text:p>
          </table:table-cell>
        </table:table-row>
        <table:table-row table:style-name="Table7.2">
          <table:table-cell table:style-name="Table7.A2" office:value-type="string">
            <text:p text:style-name="P9">ERROR_AUTHENTICATION</text:p>
          </table:table-cell>
          <table:table-cell table:style-name="Table7.B2" office:value-type="float" office:value="1">
            <text:p text:style-name="P3">1</text:p>
          </table:table-cell>
          <table:table-cell table:style-name="Table7.C2" office:value-type="string">
            <text:p text:style-name="P2"><text:span text:style-name="CrossRef"><text:span text:style-name="T5">This error is returned when there is something wrong with a supplied <text:s/>PIN‑code. <text:s/>For more detailed information, see TBD</text:span></text:span></text:p>
          </table:table-cell>
        </table:table-row>
        <table:table-row table:style-name="Table7.2">
          <table:table-cell table:style-name="Table7.A2" office:value-type="string">
            <text:p text:style-name="P10">ERROR_STORAGE</text:p>
          </table:table-cell>
          <table:table-cell table:style-name="Table7.B2" office:value-type="float" office:value="2">
            <text:p text:style-name="P3">2</text:p>
          </table:table-cell>
          <table:table-cell table:style-name="Table7.C2" office:value-type="string">
            <text:p text:style-name="P2">There is no persistent storage available for the operation</text:p>
          </table:table-cell>
        </table:table-row>
        <table:table-row table:style-name="Table7.2">
          <table:table-cell table:style-name="Table7.A2" office:value-type="string">
            <text:p text:style-name="P10">ERROR_MAC</text:p>
          </table:table-cell>
          <table:table-cell table:style-name="Table7.B2" office:value-type="float" office:value="3">
            <text:p text:style-name="P3">3</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0">ERROR_CRYPTO</text:p>
          </table:table-cell>
          <table:table-cell table:style-name="Table7.B2" office:value-type="float" office:value="4">
            <text:p text:style-name="P3">4</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0">ERROR_NO_SESSION</text:p>
          </table:table-cell>
          <table:table-cell table:style-name="Table7.B2" office:value-type="float" office:value="5">
            <text:p text:style-name="P3">5</text:p>
          </table:table-cell>
          <table:table-cell table:style-name="Table7.C2" office:value-type="string">
            <text:p text:style-name="P2">Session not found</text:p>
          </table:table-cell>
        </table:table-row>
        <table:table-row table:style-name="Table7.2">
          <table:table-cell table:style-name="Table7.A2" office:value-type="string">
            <text:p text:style-name="P10">ERROR_SESSION_VERIFY</text:p>
          </table:table-cell>
          <table:table-cell table:style-name="Table7.B2" office:value-type="float" office:value="6">
            <text:p text:style-name="P3">6</text:p>
          </table:table-cell>
          <table:table-cell table:style-name="Table7.C2" office:value-type="string">
            <text:p text:style-name="P2">The final step in the provisioning session failed to verify</text:p>
          </table:table-cell>
        </table:table-row>
        <table:table-row table:style-name="Table7.2">
          <table:table-cell table:style-name="Table7.A2" office:value-type="string">
            <text:p text:style-name="P10">ERROR_NO_KEY</text:p>
          </table:table-cell>
          <table:table-cell table:style-name="Table7.B2" office:value-type="float" office:value="7">
            <text:p text:style-name="P3">7</text:p>
          </table:table-cell>
          <table:table-cell table:style-name="Table7.C2" office:value-type="string">
            <text:p text:style-name="P2">Key not found</text:p>
          </table:table-cell>
        </table:table-row>
        <table:table-row table:style-name="Table7.2">
          <table:table-cell table:style-name="Table7.A2" office:value-type="string">
            <text:p text:style-name="P10">ERROR_ALGORITHM</text:p>
          </table:table-cell>
          <table:table-cell table:style-name="Table7.B2" office:value-type="float" office:value="8">
            <text:p text:style-name="P3">8</text:p>
          </table:table-cell>
          <table:table-cell table:style-name="Table7.C2" office:value-type="string">
            <text:p text:style-name="P2">Unknown or not fitting algorithm</text:p>
          </table:table-cell>
        </table:table-row>
      </table:table>
      <text:p text:style-name="Text_20_body"><text:line-break/></text:p>
      <text:p text:style-name="Text_20_body"/>
      <text:h text:style-name="P39" text:outline-level="1"><text:reference-mark-start text:name="EncryptedData"/>Encrypted Data<text:reference-mark-end text:name="EncryptedData"/></text:h>
      <text:p text:style-name="Text_20_body">During provisioning encrypted data is occasionally exchanged between the issuer and the SKS using a key based on the session variables established during the <text:span text:style-name="CrossRef"><text:reference-ref text:reference-format="text" text:ref-name="createProvisioningSession">createProvisioningSession</text:reference-ref></text:span> call. <text:s/>The encryption key is created by the following key derivation scheme:</text:p>
      <text:p text:style-name="Text_20_body"><text:span text:style-name="T31">EncryptionKey</text:span> = <text:span text:style-name="CrossRef"><text:span text:style-name="T27"><text:reference-ref text:reference-format="text" text:ref-name="HMAC_SHA256">HMAC-SHA256</text:reference-ref></text:span></text:span> (<text:span text:style-name="T31">SK</text:span>, <text:span text:style-name="T31">ClientSessionID</text:span> ||<text:line-break/> <text:s text:c="21"/><text:span text:style-name="T42"><text:s/></text:span><text:s text:c="45"/><text:span text:style-name="T31">ServerSessionID</text:span> ||<text:line-break/> <text:s text:c="23"/><text:span text:style-name="T42"><text:s/></text:span><text:s text:c="43"/><text:span text:style-name="T31">IssuerURI</text:span> ||<text:line-break/> <text:s text:c="25"/><text:span text:style-name="T42"><text:s/></text:span><text:s text:c="41"/><text:span text:style-name="T31">"Encryption Key"</text:span>)</text:p>
      <text:p text:style-name="Text_20_body">The <text:span text:style-name="T31">EncryptionKey</text:span> is used with the <text:span text:style-name="CrossRef"><text:reference-ref text:reference-format="text" text:ref-name="AES256-CBC">AES256-CBC</text:reference-ref></text:span> algorithm.</text:p>
      <text:p text:style-name="Text_20_body"/>
      <text:h text:style-name="Heading_20_1" text:outline-level="1"><text:reference-mark-start text:name="MACOperations"/>MAC Operations<text:reference-mark-end text:name="MACOperations"/></text:h>
      <text:p text:style-name="Text_20_body">In order to verify the integrity of provisioned data, most of the provisioning methods requires that the data-carrying arguments are included in a MAC (Message Authentication Code) operation as well. <text:s/>Unless stated otherwise, MAC operations are based on the session variables established during the <text:span text:style-name="CrossRef"><text:reference-ref text:reference-format="text" text:ref-name="createProvisioningSession">createProvisioningSession</text:reference-ref></text:span> call and use the following scheme:</text:p>
      <text:p text:style-name="Text_20_body"><text:span text:style-name="T31">MAC</text:span> = <text:span text:style-name="CrossRef"><text:span text:style-name="T27"><text:reference-ref text:reference-format="text" text:ref-name="HMAC_SHA256">HMAC-SHA256</text:reference-ref></text:span></text:span> (<text:span text:style-name="T21">MethodName</text:span><text:span text:style-name="T14"> ||</text:span> <text:span text:style-name="T31">SK</text:span><text:span text:style-name="T14"> || </text:span><text:span text:style-name="T31">ClientSessionID</text:span> || <text:span text:style-name="T31">ServerSessionID</text:span> || <text:span text:style-name="T31">IssuerURI</text:span><text:span text:style-name="T14">, </text:span><text:span text:style-name="T21">Data</text:span><text:span text:style-name="T14">...)</text:span></text:p>
      <text:p text:style-name="Text_20_body"><text:span text:style-name="T14">The </text:span><text:span text:style-name="T21">MethodName</text:span><text:span text:style-name="T14"> is simply the string literal of the target method like </text:span><text:span text:style-name="T31">"closeProvisioningSession"</text:span><text:span text:style-name="T14">, while </text:span><text:span text:style-name="T21">Data</text:span><text:span text:style-name="T20"> represent the arguments in declaration order unless otherwise noted.</text:span></text:p>
      <text:p text:style-name="Text_20_body"><text:span text:style-name="T20">Argument data that is to be included in MAC operations MUST only include the content data, not length etc. <text:s/>See </text:span><text:span text:style-name="CrossRef"><text:span text:style-name="T27"><text:reference-ref text:reference-format="text" text:ref-name="datatypes">Data Types</text:reference-ref></text:span></text:span><text:span text:style-name="T20">.</text:span></text:p>
      <text:p text:style-name="P23"/>
      <text:h text:style-name="P38" text:outline-level="1"><text:reference-mark-start text:name="SKSAttestations"/>SKS Attestations<text:reference-mark-end text:name="SKSAttestations"/></text:h>
      <text:p text:style-name="P22">Except for the <text:span text:style-name="CrossRef"><text:reference-ref text:reference-format="text" text:ref-name="createProvisioningSession">createProvisioningSession</text:reference-ref></text:span> call, SKS attestations during provisioning sessions are using symmetric keys derived as for <text:span text:style-name="CrossRef"><text:reference-ref text:reference-format="text" text:ref-name="MACOperations">MAC Operations</text:reference-ref></text:span> where <text:span text:style-name="T1">MethodName</text:span> is <text:span text:style-name="T30">"</text:span><text:span text:style-name="T31">SKS Attestation"</text:span>.</text:p>
      <text:p text:style-name="P22"/>
      <text:h text:style-name="Heading_20_1" text:outline-level="1"><text:reference-mark-start text:name="pinpukformat"/>PIN and PUK Formats<text:reference-mark-end text:name="pinpukformat"/></text:h>
      <text:p text:style-name="Text_20_body">PIN and PUK codes MUST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8">Name</text:p>
          </table:table-cell>
          <table:table-cell table:style-name="Table19.A1" office:value-type="string">
            <text:p text:style-name="P8">Value</text:p>
          </table:table-cell>
          <table:table-cell table:style-name="Table19.C1" office:value-type="string">
            <text:p text:style-name="P8">Comment</text:p>
          </table:table-cell>
        </table:table-row>
        <table:table-row table:style-name="Table19.2">
          <table:table-cell table:style-name="Table19.A2" office:value-type="string">
            <text:p text:style-name="P11">Numeric</text:p>
          </table:table-cell>
          <table:table-cell table:style-name="Table19.A2" office:value-type="string">
            <text:p text:style-name="P6">0x00</text:p>
          </table:table-cell>
          <table:table-cell table:style-name="Table19.C2" office:value-type="string">
            <text:p text:style-name="P5">0 - 9</text:p>
          </table:table-cell>
        </table:table-row>
        <table:table-row table:style-name="Table19.2">
          <table:table-cell table:style-name="Table19.A2" office:value-type="string">
            <text:p text:style-name="P11">Alphanumeric</text:p>
          </table:table-cell>
          <table:table-cell table:style-name="Table19.A2" office:value-type="string">
            <text:p text:style-name="P6">0x01</text:p>
          </table:table-cell>
          <table:table-cell table:style-name="Table19.C2" office:value-type="string">
            <text:p text:style-name="P2">0 - 9, A - Z</text:p>
          </table:table-cell>
        </table:table-row>
        <table:table-row table:style-name="Table19.2">
          <table:table-cell table:style-name="Table19.A2" office:value-type="string">
            <text:p text:style-name="P11">UTF-8</text:p>
          </table:table-cell>
          <table:table-cell table:style-name="Table19.A2" office:value-type="string">
            <text:p text:style-name="P6">0x02</text:p>
          </table:table-cell>
          <table:table-cell table:style-name="Table19.C2" office:value-type="string">
            <text:p text:style-name="P2">Any valid UTF-8 string</text:p>
          </table:table-cell>
        </table:table-row>
        <table:table-row table:style-name="Table19.2">
          <table:table-cell table:style-name="Table19.A2" office:value-type="string">
            <text:p text:style-name="P11">Binary</text:p>
          </table:table-cell>
          <table:table-cell table:style-name="Table19.A2" office:value-type="string">
            <text:p text:style-name="P6">0x03</text:p>
          </table:table-cell>
          <table:table-cell table:style-name="Table19.C2" office:value-type="string">
            <text:p text:style-name="P2">Binary value, typically issued as hexadecimal data</text:p>
          </table:table-cell>
        </table:table-row>
      </table:table>
      <text:p text:style-name="P18"/>
      <text:p text:style-name="P26"><text:span text:style-name="T1">Note that format specifiers only deal with how PINs and PUKs are treated in GUIs; internally key protection data is always stored as strings of bytes</text:span>.</text:p>
      <text:p text:style-name="P26">Length of the clear-text binary value MUST NOT exceed 100 bytes.</text:p>
      <text:p text:style-name="P26">See the <text:span text:style-name="T31">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6"/>
      <text:h text:style-name="Heading_20_1" text:outline-level="1"/>
      <text:h text:style-name="P39" text:outline-level="1"><text:reference-mark-start text:name="pingrouping"/>PIN Grouping Control<text:reference-mark-end text:name="pingrouping"/></text:h>
      <text:p text:style-name="Text_20_body">A PIN policy object may govern multiple keys. <text:s/>The <text:span text:style-name="T31">Grouping</text:span> policy attribute (see <text:span text:style-name="CrossRef"><text:reference-ref text:reference-format="text" text:ref-name="createPINPolicy">createPINPolicy</text:reference-ref></text:span>) controls how PIN codes to the different keys may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8">Name</text:p>
          </table:table-cell>
          <table:table-cell table:style-name="Table22.A1" office:value-type="string">
            <text:p text:style-name="P8">Value</text:p>
          </table:table-cell>
          <table:table-cell table:style-name="Table22.C1" office:value-type="string">
            <text:p text:style-name="P8">Comment</text:p>
          </table:table-cell>
        </table:table-row>
        <table:table-row table:style-name="Table22.2">
          <table:table-cell table:style-name="Table22.A2" office:value-type="string">
            <text:p text:style-name="P11">None</text:p>
          </table:table-cell>
          <table:table-cell table:style-name="Table22.A2" office:value-type="string">
            <text:p text:style-name="P6">0x00</text:p>
          </table:table-cell>
          <table:table-cell table:style-name="Table22.C2" office:value-type="string">
            <text:p text:style-name="P5">No restrictions</text:p>
          </table:table-cell>
        </table:table-row>
        <table:table-row table:style-name="Table22.2">
          <table:table-cell table:style-name="Table22.A2" office:value-type="string">
            <text:p text:style-name="P11">Shared</text:p>
          </table:table-cell>
          <table:table-cell table:style-name="Table22.A2" office:value-type="string">
            <text:p text:style-name="P6">0x01</text:p>
          </table:table-cell>
          <table:table-cell table:style-name="Table22.C2" office:value-type="string">
            <text:p text:style-name="P2">All keys share the <text:span text:style-name="T1">same</text:span> PIN (synchronized)</text:p>
          </table:table-cell>
        </table:table-row>
        <table:table-row table:style-name="Table22.2">
          <table:table-cell table:style-name="Table22.A2" office:value-type="string">
            <text:p text:style-name="P11">Signature+Standard</text:p>
          </table:table-cell>
          <table:table-cell table:style-name="Table22.A2" office:value-type="string">
            <text:p text:style-name="P6">0x02</text:p>
          </table:table-cell>
          <table:table-cell table:style-name="Table22.C2" office:value-type="string">
            <text:p text:style-name="P2">Keys with <text:span text:style-name="CrossRef"><text:reference-ref text:reference-format="text" text:ref-name="keyusage">Key Usage</text:reference-ref></text:span> = Signature share one PIN while all other keys share <text:span text:style-name="T1">another</text:span> PIN</text:p>
          </table:table-cell>
        </table:table-row>
        <table:table-row table:style-name="Table22.2">
          <table:table-cell table:style-name="Table22.A2" office:value-type="string">
            <text:p text:style-name="P11">Unique</text:p>
          </table:table-cell>
          <table:table-cell table:style-name="Table22.A2" office:value-type="string">
            <text:p text:style-name="P6">0x03</text:p>
          </table:table-cell>
          <table:table-cell table:style-name="Table22.C2" office:value-type="string">
            <text:p text:style-name="P2">All keys must have <text:span text:style-name="T1">different</text:span> PIN codes</text:p>
          </table:table-cell>
        </table:table-row>
      </table:table>
      <text:p text:style-name="P18"/>
      <text:p text:style-name="P18">During provisioning the middleware MUST maintain the PIN policy and optionally ask the user to create another PIN if there is a policy mismatch because <text:span text:style-name="CrossRef"><text:reference-ref text:reference-format="text" text:ref-name="createKeyPair">createKeyPair</text:reference-ref></text:span> will return an error if it fed with inappropriate arguments.</text:p>
      <text:p text:style-name="P18"/>
      <text:h text:style-name="Heading_20_1" text:outline-level="1"><text:reference-mark-start text:name="pininputmethods"/>PIN Input Methods<text:reference-mark-end text:name="pininputmethods"/></text:h>
      <text:p text:style-name="Text_20_body">The <text:span text:style-name="T31">InputMethod</text:span> policy attribute (see <text:span text:style-name="CrossRef"><text:reference-ref text:reference-format="text" text:ref-name="createPINPolicy">createPINPolicy</text:reference-ref></text:span>) tells how PIN codes SHOULD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8">Name</text:p>
          </table:table-cell>
          <table:table-cell table:style-name="Table23.A1" office:value-type="string">
            <text:p text:style-name="P8">Value</text:p>
          </table:table-cell>
          <table:table-cell table:style-name="Table23.C1" office:value-type="string">
            <text:p text:style-name="P8">Comment</text:p>
          </table:table-cell>
        </table:table-row>
        <table:table-row table:style-name="Table23.2">
          <table:table-cell table:style-name="Table23.A2" office:value-type="string">
            <text:p text:style-name="P11">Any</text:p>
          </table:table-cell>
          <table:table-cell table:style-name="Table23.A2" office:value-type="string">
            <text:p text:style-name="P6">0x00</text:p>
          </table:table-cell>
          <table:table-cell table:style-name="Table23.C2" office:value-type="string">
            <text:p text:style-name="P5">No restrictions</text:p>
          </table:table-cell>
        </table:table-row>
        <table:table-row table:style-name="Table23.2">
          <table:table-cell table:style-name="Table23.A2" office:value-type="string">
            <text:p text:style-name="P11">Programmatic</text:p>
          </table:table-cell>
          <table:table-cell table:style-name="Table23.A2" office:value-type="string">
            <text:p text:style-name="P6">0x01</text:p>
          </table:table-cell>
          <table:table-cell table:style-name="Table23.C2" office:value-type="string">
            <text:p text:style-name="P2">PINs SHOULD only be issued through the SKS User API</text:p>
          </table:table-cell>
        </table:table-row>
        <table:table-row table:style-name="Table23.2">
          <table:table-cell table:style-name="Table23.A2" office:value-type="string">
            <text:p text:style-name="P11">Trusted GUI</text:p>
          </table:table-cell>
          <table:table-cell table:style-name="Table23.A2" office:value-type="string">
            <text:p text:style-name="P6">0x02</text:p>
          </table:table-cell>
          <table:table-cell table:style-name="Table23.C2" office:value-type="string">
            <text:p text:style-name="P2">Keys SHOULD only be used through a trusted GUI that does the actual PIN request and API invocation</text:p>
          </table:table-cell>
        </table:table-row>
      </table:table>
      <text:p text:style-name="P18"/>
      <text:p text:style-name="P18">Note that this policy attribute requires that the middleware is “cooperative” to be enforced.</text:p>
      <text:p text:style-name="Text_20_body"/>
      <text:h text:style-name="Heading_20_1" text:outline-level="1"><text:reference-mark-start text:name="pinpatternrestrictions"/>PIN Pattern Restrictions<text:reference-mark-end text:name="pinpatternrestrictions"/></text:h>
      <text:p text:style-name="Text_20_body">The <text:span text:style-name="T31">PatternRestrictions</text:span> policy attribute (see <text:span text:style-name="CrossRef"><text:reference-ref text:reference-format="text" text:ref-name="createPINPolicy">createPINPolicy</text:reference-ref></text:span>) specifies how PIN codes MUST NOT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8">Name</text:p>
          </table:table-cell>
          <table:table-cell table:style-name="Table24.A1" office:value-type="string">
            <text:p text:style-name="P8">Mask</text:p>
          </table:table-cell>
          <table:table-cell table:style-name="Table24.C1" office:value-type="string">
            <text:p text:style-name="P8">Comment</text:p>
          </table:table-cell>
        </table:table-row>
        <table:table-row table:style-name="Table24.2">
          <table:table-cell table:style-name="Table24.A2" office:value-type="string">
            <text:p text:style-name="P11">Two-in-a-row</text:p>
          </table:table-cell>
          <table:table-cell table:style-name="Table24.A2" office:value-type="string">
            <text:p text:style-name="P6">0x01</text:p>
          </table:table-cell>
          <table:table-cell table:style-name="Table24.C2" office:value-type="string">
            <text:p text:style-name="P5">Flags 1124</text:p>
          </table:table-cell>
        </table:table-row>
        <table:table-row table:style-name="Table24.2">
          <table:table-cell table:style-name="Table24.A2" office:value-type="string">
            <text:p text:style-name="P11">Three-in-a-row</text:p>
          </table:table-cell>
          <table:table-cell table:style-name="Table24.A2" office:value-type="string">
            <text:p text:style-name="P6">0x02</text:p>
          </table:table-cell>
          <table:table-cell table:style-name="Table24.C2" office:value-type="string">
            <text:p text:style-name="P2">Flags 1114</text:p>
          </table:table-cell>
        </table:table-row>
        <table:table-row table:style-name="Table24.2">
          <table:table-cell table:style-name="Table24.A2" office:value-type="string">
            <text:p text:style-name="P11">Sequence</text:p>
          </table:table-cell>
          <table:table-cell table:style-name="Table24.A2" office:value-type="string">
            <text:p text:style-name="P6">0x04</text:p>
          </table:table-cell>
          <table:table-cell table:style-name="Table24.C2" office:value-type="string">
            <text:p text:style-name="P2">Flags 1234, 9876, etc</text:p>
          </table:table-cell>
        </table:table-row>
        <table:table-row table:style-name="Table24.2">
          <table:table-cell table:style-name="Table24.A2" office:value-type="string">
            <text:p text:style-name="P11">Repeated</text:p>
          </table:table-cell>
          <table:table-cell table:style-name="Table24.A2" office:value-type="string">
            <text:p text:style-name="P6">0x08</text:p>
          </table:table-cell>
          <table:table-cell table:style-name="Table24.C2" office:value-type="string">
            <text:p text:style-name="P2">All PIN bytes MUST be <text:span text:style-name="T1">unique</text:span></text:p>
          </table:table-cell>
        </table:table-row>
        <table:table-row table:style-name="Table24.2">
          <table:table-cell table:style-name="Table24.A2" office:value-type="string">
            <text:p text:style-name="P11">Missing-group</text:p>
          </table:table-cell>
          <table:table-cell table:style-name="Table24.A2" office:value-type="string">
            <text:p text:style-name="P6">0x10</text:p>
          </table:table-cell>
          <table:table-cell table:style-name="Table24.C2" office:value-type="string">
            <text:p text:style-name="P2">Flags 135674 for an alphanumeric PIN. <text:s/>See <text:span text:style-name="CrossRef"><text:reference-ref text:reference-format="text" text:ref-name="pinpukformat">PIN and PUK Formats</text:reference-ref></text:span></text:p>
          </table:table-cell>
        </table:table-row>
      </table:table>
      <text:p text:style-name="P18"/>
      <text:p text:style-name="P18">Note that this policy attribute contains a byte holding a <text:span text:style-name="T1">set of bits</text:span>. <text:s/>That is, 0x00 means that there are no pattern restrictions, while 0x06 imposes two constraints. <text:s/>Also note that pattern policy checking is supposed to be applied at the <text:span text:style-name="T1">binary</text:span> level which has implications for the binary PIN format (see<text:span text:style-name="T15"> </text:span><text:span text:style-name="CrossRef"><text:reference-ref text:reference-format="text" text:ref-name="pinpukformat">PIN and PUK Formats</text:reference-ref></text:span>).</text:p>
      <text:p text:style-name="P18">For organizations having very strict or unusual requirements on PIN patterns, it is RECOMMENDED letting the user define PINs during enrollment in a web application and then deploy issuer-set PIN codes during provisioning.</text:p>
      <text:h text:style-name="P39" text:outline-level="1">Algorithm Support</text:h>
      <text:p text:style-name="Text_20_body">Algorithm support in SKS MUST as a <text:span text:style-name="T1">minimum</text:span> include the following items:<text:line-break/></text:p>
      <table:table table:name="Table29" table:style-name="Table29">
        <table:table-column table:style-name="Table29.A"/>
        <table:table-column table:style-name="Table29.B"/>
        <table:table-row table:style-name="Table29.1">
          <table:table-cell table:style-name="Table29.A1" office:value-type="string">
            <text:p text:style-name="P8">URI</text:p>
          </table:table-cell>
          <table:table-cell table:style-name="Table29.B1" office:value-type="string">
            <text:p text:style-name="P8">Comment</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Symmetric Key Encryption</text:p>
          </table:table-cell>
          <table:covered-table-cell/>
        </table:table-row>
        <table:table-row table:style-name="Table29.2">
          <table:table-cell table:style-name="Table29.A4" office:value-type="string">
            <text:p text:style-name="P13">http://www.w3.org/2001/04/xmlenc#aes128-cbc</text:p>
          </table:table-cell>
          <table:table-cell table:style-name="Table29.B4" office:value-type="string">
            <text:p text:style-name="P5">See ?</text:p>
          </table:table-cell>
        </table:table-row>
        <table:table-row table:style-name="Table29.2">
          <table:table-cell table:style-name="Table29.A4" office:value-type="string">
            <text:p text:style-name="P13">http://www.w3.org/2001/04/xmlenc#aes256-cbc</text:p>
          </table:table-cell>
          <table:table-cell table:style-name="Table29.B4" office:value-type="string">
            <text:p text:style-name="P2">See ?</text:p>
          </table:table-cell>
        </table:table-row>
        <table:table-row table:style-name="Table29.2">
          <table:table-cell table:style-name="Table29.A4" office:value-type="string">
            <text:p text:style-name="P13">internal:AES/ECB/NoPadding</text:p>
          </table:table-cell>
          <table:table-cell table:style-name="Table29.B4" office:value-type="string">
            <text:p text:style-name="P2">See ? <text:s/>Works with 128, 192, and 256 bit keys</text:p>
          </table:table-cell>
        </table:table-row>
        <table:table-row table:style-name="Table29.2">
          <table:table-cell table:style-name="Table29.A4" office:value-type="string">
            <text:p text:style-name="P13">internal:AES/ECB/PKCS5Padding</text:p>
          </table:table-cell>
          <table:table-cell table:style-name="Table29.B4" office:value-type="string">
            <text:p text:style-name="P2">See ? <text:s/>Works with 128, 192, and 256 bit keys</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HMAC Operations</text:p>
          </table:table-cell>
          <table:covered-table-cell/>
        </table:table-row>
        <table:table-row table:style-name="Table29.2">
          <table:table-cell table:style-name="Table29.A4" office:value-type="string">
            <text:p text:style-name="P13">http://www.w3.org/2000/09/xmldsig#hmac-sha1</text:p>
          </table:table-cell>
          <table:table-cell table:style-name="Table29.B4" office:value-type="string">
            <text:p text:style-name="P2">See ?</text:p>
          </table:table-cell>
        </table:table-row>
        <table:table-row table:style-name="Table29.2">
          <table:table-cell table:style-name="Table29.A4" office:value-type="string">
            <text:p text:style-name="P13">http://www.w3.org/2001/04/xmldsig-more#hmac-sha256</text:p>
          </table:table-cell>
          <table:table-cell table:style-name="Table29.B4" office:value-type="string">
            <text:p text:style-name="P2">See</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Asymmetric Key Encryption</text:p>
          </table:table-cell>
          <table:covered-table-cell/>
        </table:table-row>
        <table:table-row table:style-name="Table29.2">
          <table:table-cell table:style-name="Table29.A4" office:value-type="string">
            <text:p text:style-name="P13">http://www.w3.org/2001/04/xmlenc#rsa-1_5</text:p>
          </table:table-cell>
          <table:table-cell table:style-name="Table29.B4" office:value-type="string">
            <text:p text:style-name="P2">See ?</text:p>
          </table:table-cell>
        </table:table-row>
        <table:table-row table:style-name="Table29.2">
          <table:table-cell table:style-name="Table29.B4" table:number-columns-spanned="2" office:value-type="string">
            <text:p text:style-name="P14"/>
          </table:table-cell>
          <table:covered-table-cell/>
        </table:table-row>
        <table:table-row table:style-name="Table29.1">
          <table:table-cell table:style-name="Table29.A2" table:number-columns-spanned="2" office:value-type="string">
            <text:p text:style-name="P8">Asymmetric Key Signatures</text:p>
          </table:table-cell>
          <table:covered-table-cell/>
        </table:table-row>
        <table:table-row table:style-name="Table29.2">
          <table:table-cell table:style-name="Table29.A4" office:value-type="string">
            <text:p text:style-name="P13">http://www.w3.org/2000/09/xmldsig#rsa-sha1</text:p>
          </table:table-cell>
          <table:table-cell table:style-name="Table29.B4" office:value-type="string">
            <text:p text:style-name="P2">See ?</text:p>
          </table:table-cell>
        </table:table-row>
        <table:table-row table:style-name="Table29.2">
          <table:table-cell table:style-name="Table29.A4" office:value-type="string">
            <text:p text:style-name="P13">http://www.w3.org/2001/04/xmldsig-more#rsa-sha256</text:p>
          </table:table-cell>
          <table:table-cell table:style-name="Table29.B4" office:value-type="string">
            <text:p text:style-name="P2">See ?</text:p>
          </table:table-cell>
        </table:table-row>
        <table:table-row table:style-name="Table29.2">
          <table:table-cell table:style-name="Table29.A4" office:value-type="string">
            <text:p text:style-name="P13">http://www.w3.org/2001/04/xmldsig-more#ecdsa-sha256</text:p>
          </table:table-cell>
          <table:table-cell table:style-name="Table29.B4" office:value-type="string">
            <text:p text:style-name="P2">See ?</text:p>
          </table:table-cell>
        </table:table-row>
        <table:table-row table:style-name="Table29.2">
          <table:table-cell table:style-name="Table29.B4" table:number-columns-spanned="2" office:value-type="string">
            <text:p text:style-name="P14"/>
          </table:table-cell>
          <table:covered-table-cell/>
        </table:table-row>
        <table:table-row table:style-name="Table29.1">
          <table:table-cell table:style-name="Table29.A2" table:number-columns-spanned="2" office:value-type="string">
            <text:p text:style-name="P8">HMAC Operations</text:p>
          </table:table-cell>
          <table:covered-table-cell/>
        </table:table-row>
        <table:table-row table:style-name="Table29.2">
          <table:table-cell table:style-name="Table29.A4" office:value-type="string">
            <text:p text:style-name="P13">http://www.w3.org/2000/09/xmldsig#hmac-sha1</text:p>
          </table:table-cell>
          <table:table-cell table:style-name="Table29.B4" office:value-type="string">
            <text:p text:style-name="P2">See ?</text:p>
          </table:table-cell>
        </table:table-row>
        <table:table-row table:style-name="Table29.2">
          <table:table-cell table:style-name="Table29.A4" office:value-type="string">
            <text:p text:style-name="P13">http://www.w3.org/2001/04/xmldsig-more#hmac-sha256</text:p>
          </table:table-cell>
          <table:table-cell table:style-name="Table29.B4" office:value-type="string">
            <text:p text:style-name="P2">See</text:p>
          </table:table-cell>
        </table:table-row>
        <table:table-row table:style-name="Table29.2">
          <table:table-cell table:style-name="Table29.A2" table:number-columns-spanned="2" office:value-type="string">
            <text:p text:style-name="P8"/>
          </table:table-cell>
          <table:covered-table-cell/>
        </table:table-row>
        <table:table-row table:style-name="Table29.1">
          <table:table-cell table:style-name="Table29.A2" table:number-columns-spanned="2" office:value-type="string">
            <text:p text:style-name="P8"/>
          </table:table-cell>
          <table:covered-table-cell/>
        </table:table-row>
        <table:table-row table:style-name="Table29.2">
          <table:table-cell table:style-name="Table29.A4" office:value-type="string">
            <text:p text:style-name="P13"/>
          </table:table-cell>
          <table:table-cell table:style-name="Table29.B4" office:value-type="string">
            <text:p text:style-name="P2">See ?</text:p>
          </table:table-cell>
        </table:table-row>
      </table:table>
      <text:p text:style-name="P18"/>
      <text:p text:style-name="P18">TBD<text:span text:style-name="T20">.</text:span></text:p>
      <text:h text:style-name="P39" text:outline-level="1"><text:reference-mark-start text:name="keyusage"/>Key Usage<text:reference-mark-end text:name="keyusage"/></text:h>
      <text:p text:style-name="Text_20_body">The <text:span text:style-name="T31">KeyUsage</text:span> policy attribute (see <text:span text:style-name="CrossRef"><text:reference-ref text:reference-format="text" text:ref-name="createKeyPair">createKeyPair</text:reference-ref></text:span>) specifies how keys are supposed to be used both during provisioning and during actual usage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8">Name</text:p>
          </table:table-cell>
          <table:table-cell table:style-name="Table25.A1" office:value-type="string">
            <text:p text:style-name="P8">Value</text:p>
          </table:table-cell>
          <table:table-cell table:style-name="Table25.C1" office:value-type="string">
            <text:p text:style-name="P8">Comment</text:p>
          </table:table-cell>
        </table:table-row>
        <table:table-row table:style-name="Table25.2">
          <table:table-cell table:style-name="Table25.A2" office:value-type="string">
            <text:p text:style-name="P12">Signature</text:p>
          </table:table-cell>
          <table:table-cell table:style-name="Table25.B2" office:value-type="float" office:value="0">
            <text:p text:style-name="P6">0</text:p>
          </table:table-cell>
          <table:table-cell table:style-name="Table25.C2" office:value-type="string">
            <text:p text:style-name="P5">The private key MUST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12">Authentication</text:p>
          </table:table-cell>
          <table:table-cell table:style-name="Table25.B2" office:value-type="float" office:value="1">
            <text:p text:style-name="P6">1</text:p>
          </table:table-cell>
          <table:table-cell table:style-name="Table25.C2" office:value-type="string">
            <text:p text:style-name="P2">The private key MUST only be used in authentication applications</text:p>
          </table:table-cell>
        </table:table-row>
        <table:table-row table:style-name="Table25.2">
          <table:table-cell table:style-name="Table25.A2" office:value-type="string">
            <text:p text:style-name="P12">Encryption</text:p>
          </table:table-cell>
          <table:table-cell table:style-name="Table25.B2" office:value-type="float" office:value="2">
            <text:p text:style-name="P6">2</text:p>
          </table:table-cell>
          <table:table-cell table:style-name="Table25.C2" office:value-type="string">
            <text:p text:style-name="P2">The private key MUST only be used for <text:span text:style-name="CrossRef"><text:reference-ref text:reference-format="text" text:ref-name="pkcs1">PKCS #1</text:reference-ref></text:span> or<text:line-break/><text:span text:style-name="CrossRef"><text:reference-ref text:reference-format="text" text:ref-name="dh">Diffie-Hellman</text:reference-ref></text:span> decryption</text:p>
          </table:table-cell>
        </table:table-row>
        <table:table-row table:style-name="Table25.2">
          <table:table-cell table:style-name="Table25.A2" office:value-type="string">
            <text:p text:style-name="P12">Universal</text:p>
          </table:table-cell>
          <table:table-cell table:style-name="Table25.B2" office:value-type="float" office:value="3">
            <text:p text:style-name="P6">3</text:p>
          </table:table-cell>
          <table:table-cell table:style-name="Table25.C2" office:value-type="string">
            <text:p text:style-name="P2">There are no restrictions on private key usage</text:p>
          </table:table-cell>
        </table:table-row>
        <table:table-row table:style-name="Table25.2">
          <table:table-cell table:style-name="Table25.A2" office:value-type="string">
            <text:p text:style-name="P12">Transport</text:p>
          </table:table-cell>
          <table:table-cell table:style-name="Table25.B2" office:value-type="float" office:value="4">
            <text:p text:style-name="P6">4</text:p>
          </table:table-cell>
          <table:table-cell table:style-name="Table25.C2" office:value-type="string">
            <text:p text:style-name="P2">The private key is <text:span text:style-name="T1">disabled</text:span></text:p>
          </table:table-cell>
        </table:table-row>
        <table:table-row table:style-name="Table25.2">
          <table:table-cell table:style-name="Table25.A2" office:value-type="string">
            <text:p text:style-name="P12">Piggybacked-symmetric-key</text:p>
          </table:table-cell>
          <table:table-cell table:style-name="Table25.B2" office:value-type="float" office:value="5">
            <text:p text:style-name="P6">5</text:p>
          </table:table-cell>
          <table:table-cell table:style-name="Table25.C2" office:value-type="string">
            <text:p text:style-name="P33"><text:span text:style-name="CrossRef"><text:span text:style-name="T6">The key MUST include a “piggybacked” symmetric key during provisioning</text:span></text:span><text:span text:style-name="CrossRef"><text:span text:style-name="T5">. <text:s/>The private key is </text:span></text:span><text:span text:style-name="CrossRef"><text:span text:style-name="T9">disabled</text:span></text:span><text:span text:style-name="CrossRef"><text:span text:style-name="T7">. <text:s/>See</text:span></text:span><text:span text:style-name="CrossRef"><text:span text:style-name="T8"> </text:span></text:span><text:span text:style-name="CrossRef"><text:span text:style-name="T27"><text:reference-ref text:reference-format="text" text:ref-name="setpiggybacked">setPiggybackedSymmetricKey</text:reference-ref></text:span></text:span></text:p>
          </table:table-cell>
        </table:table-row>
      </table:table>
      <text:p text:style-name="P18"/>
      <text:p text:style-name="P18">Note that the purpose of the Signature and Authentication attributes is aiding the GUI middleware to request the proper PIN for the user. <text:s/>In most real-world deployments they will coincide with the <text:span text:style-name="CrossRef"><text:reference-ref text:reference-format="text" text:ref-name="X.509">X.509</text:reference-ref></text:span> <text:span text:style-name="T31">nonRepudiation</text:span> and <text:span text:style-name="T31">digitalSignature</text:span> bits respectively. <text:s/>Also see <text:span text:style-name="CrossRef"><text:reference-ref text:reference-format="text" text:ref-name="pingrouping">PIN Grouping Control</text:reference-ref></text:span>.</text:p>
      <text:p text:style-name="P18"/>
      <text:h text:style-name="Heading_20_1" text:outline-level="1">Method List</text:h>
      <text:p text:style-name="P17">This section provides a (<text:span text:style-name="T1">not very complete...</text:span>) list of the SKS methods. <text:s/>The number in parenthesis holds the decimal value used to identify the method in a call. <text:s/>Method calls are formatted as strings of bytes where the first byte is the method ID and the succeeding bytes the applicable argument data.</text:p>
      <text:h text:style-name="P43" text:outline-level="2"><text:reference-mark-start text:name="createProvisioningSession"/>createProvisioningSession<text:reference-mark-end text:name="createProvisioningSession"/> (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Name</text:p>
          </table:table-cell>
          <table:table-cell table:style-name="Table1.A1" office:value-type="string">
            <text:p text:style-name="P8">Type</text:p>
          </table:table-cell>
          <table:table-cell table:style-name="Table1.C1" office:value-type="string">
            <text:p text:style-name="P8">Comment</text:p>
          </table:table-cell>
        </table:table-row>
        <table:table-row table:style-name="Table1.2">
          <table:table-cell table:style-name="Table1.A2" office:value-type="string">
            <text:p text:style-name="P9">ServerSessionID</text:p>
          </table:table-cell>
          <table:table-cell table:style-name="Table1.A2" office:value-type="string">
            <text:p text:style-name="P3">byte[32]</text:p>
          </table:table-cell>
          <table:table-cell table:style-name="Table1.C2" office:value-type="string">
            <text:p text:style-name="P2">Server nonce value</text:p>
          </table:table-cell>
        </table:table-row>
        <table:table-row table:style-name="Table1.2">
          <table:table-cell table:style-name="Table1.A2" office:value-type="string">
            <text:p text:style-name="P9">ClientSessionID</text:p>
          </table:table-cell>
          <table:table-cell table:style-name="Table1.A2" office:value-type="string">
            <text:p text:style-name="P3">byte[32]</text:p>
          </table:table-cell>
          <table:table-cell table:style-name="Table1.C2" office:value-type="string">
            <text:p text:style-name="P2">Client nonce value</text:p>
          </table:table-cell>
        </table:table-row>
        <table:table-row table:style-name="Table1.2">
          <table:table-cell table:style-name="Table1.A2" office:value-type="string">
            <text:p text:style-name="P9">IssuerURI</text:p>
          </table:table-cell>
          <table:table-cell table:style-name="Table1.A2" office:value-type="string">
            <text:p text:style-name="P3">byte<text:span text:style-name="T24">⁮[</text:span><text:span text:style-name="T26"> </text:span><text:span text:style-name="T24">]</text:span></text:p>
          </table:table-cell>
          <table:table-cell table:style-name="Table1.C2" office:value-type="string">
            <text:p text:style-name="Table_20_Contents"><text:span text:style-name="T15">UTF-8 encoded URI identifying the issuer. <text:s/>In </text:span><text:span text:style-name="CrossRef"><text:reference-ref text:reference-format="text" text:ref-name="keygen2">KeyGen2</text:reference-ref></text:span><text:span text:style-name="T15"> this is the URL to which the result of this method is POSTed. <text:s/>The string MUST NOT exceed 1024 bytes</text:span></text:p>
          </table:table-cell>
        </table:table-row>
        <table:table-row table:style-name="Table1.2">
          <table:table-cell table:style-name="Table1.A2" office:value-type="string">
            <text:p text:style-name="P9">IssuerPublicKey</text:p>
          </table:table-cell>
          <table:table-cell table:style-name="Table1.A2" office:value-type="string">
            <text:p text:style-name="P3">byte[<text:span text:style-name="T25"> </text:span>]</text:p>
          </table:table-cell>
          <table:table-cell table:style-name="Table1.C2" office:value-type="string">
            <text:p text:style-name="P2">RSA server key (in <text:span text:style-name="CrossRef"><text:reference-ref text:reference-format="text" text:ref-name="X.509">X.509</text:reference-ref></text:span> DER format), for encrypting the session key (<text:span text:style-name="T31">SK</text:span>). <text:s/>The size of the key MUST match RSA capabilities</text:p>
          </table:table-cell>
        </table:table-row>
        <table:table-row table:style-name="Table1.2">
          <table:table-cell table:style-name="Table1.A2" office:value-type="string">
            <text:p text:style-name="P9">Updatable</text:p>
          </table:table-cell>
          <table:table-cell table:style-name="Table1.A2" office:value-type="string">
            <text:p text:style-name="P3">bool</text:p>
          </table:table-cell>
          <table:table-cell table:style-name="Table1.C2" office:value-type="string">
            <text:p text:style-name="P2">True if the session is supporting post provisioning updates</text:p>
          </table:table-cell>
        </table:table-row>
        <table:table-row table:style-name="Table1.2">
          <table:table-cell table:style-name="Table1.A2" office:value-type="string">
            <text:p text:style-name="P9">ClientOperationLimit</text:p>
          </table:table-cell>
          <table:table-cell table:style-name="Table1.A2" office:value-type="string">
            <text:p text:style-name="P3">short</text:p>
          </table:table-cell>
          <table:table-cell table:style-name="Table1.C2" office:value-type="string">
            <text:p text:style-name="P2">Constraint for thwarting cryptographic attacks on <text:span text:style-name="T31">SK</text:span><text:span text:style-name="T14"> by limiting the number of externally visible SKS-generated signed and/or encrypted data objects</text:span></text:p>
          </table:table-cell>
        </table:table-row>
        <table:table-row table:style-name="Table1.2">
          <table:table-cell table:style-name="Table1.A2" office:value-type="string">
            <text:p text:style-name="P9">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Name</text:p>
          </table:table-cell>
          <table:table-cell table:style-name="Table3.A1" office:value-type="string">
            <text:p text:style-name="P8">Type</text:p>
          </table:table-cell>
          <table:table-cell table:style-name="Table3.C1" office:value-type="string">
            <text:p text:style-name="P8">Comment</text:p>
          </table:table-cell>
        </table:table-row>
        <table:table-row table:style-name="Table3.2">
          <table:table-cell table:style-name="Table3.A2" office:value-type="string">
            <text:p text:style-name="P9">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9">EncryptedSessionKey</text:p>
          </table:table-cell>
          <table:table-cell table:style-name="Table3.A2" office:value-type="string">
            <text:p text:style-name="P3">byte[<text:span text:style-name="T25"> </text:span>]</text:p>
          </table:table-cell>
          <table:table-cell table:style-name="Table3.C2" office:value-type="string">
            <text:p text:style-name="P2">Encrypted <text:span text:style-name="T31">SK</text:span></text:p>
          </table:table-cell>
        </table:table-row>
        <table:table-row table:style-name="Table3.2">
          <table:table-cell table:style-name="Table3.A2" office:value-type="string">
            <text:p text:style-name="P9">SessionKeyAttest</text:p>
          </table:table-cell>
          <table:table-cell table:style-name="Table3.A2" office:value-type="string">
            <text:p text:style-name="P3">byte[<text:span text:style-name="T25"> </text:span>]</text:p>
          </table:table-cell>
          <table:table-cell table:style-name="Table3.C2" office:value-type="string">
            <text:p text:style-name="P2"><text:span text:style-name="T31">SK</text:span> attestation signature</text:p>
          </table:table-cell>
        </table:table-row>
        <table:table-row table:style-name="Table3.2">
          <table:table-cell table:style-name="Table3.A2" office:value-type="string">
            <text:p text:style-name="P9">ProvisioningHandle</text:p>
          </table:table-cell>
          <table:table-cell table:style-name="Table3.A2" office:value-type="string">
            <text:p text:style-name="P3">int</text:p>
          </table:table-cell>
          <table:table-cell table:style-name="Table3.C2" office:value-type="string">
            <text:p text:style-name="P2">Local handle to created provisioning session</text:p>
          </table:table-cell>
        </table:table-row>
      </table:table>
      <text:p text:style-name="P21"/>
      <text:p text:style-name="Text_20_body"><text:span text:style-name="T31">createProvisioningSession</text:span> is the foundation for provisioning keys in an SKS. <text:s/>It performs the following steps in an <text:span text:style-name="T1">atomic</text:span> fashion:</text:p>
      <text:list xml:id="list748218307" text:style-name="L1">
        <text:list-item>
          <text:p text:style-name="P36">Generates a <text:span text:style-name="T1">random</text:span>, <text:span text:style-name="T1">secret</text:span> 32-byte <text:span text:style-name="T31">SK</text:span><text:span text:style-name="T14"> (Session Key).</text:span></text:p>
        </text:list-item>
        <text:list-item>
          <text:p text:style-name="P36"><text:span text:style-name="T14">Internally stores </text:span><text:span text:style-name="T31">SK</text:span><text:span text:style-name="T14">, </text:span><text:span text:style-name="T31">ClientSessionID</text:span><text:span text:style-name="T14">, </text:span><text:span text:style-name="T31">ServerSessionID</text:span><text:span text:style-name="T14">, </text:span><text:span text:style-name="T31">IssuerURI</text:span><text:span text:style-name="T14">, </text:span><text:span text:style-name="T31">Updatable</text:span><text:span text:style-name="T14">, </text:span><text:span text:style-name="T31">ClientOperationLimit</text:span><text:span text:style-name="T14">, current time + </text:span><text:span text:style-name="T31">SessionLifeTime</text:span><text:span text:style-name="T14"> and returns a handle to the storage location in </text:span><text:span text:style-name="T31">ProvisioningHandle</text:span><text:span text:style-name="T14">.</text:span></text:p>
        </text:list-item>
        <text:list-item>
          <text:p text:style-name="P36"><text:span text:style-name="T31">EncryptedSessionKey</text:span> = <text:span text:style-name="T2">Encrypt</text:span> (<text:span text:style-name="T31">IssuerPublicKey</text:span>, <text:span text:style-name="T31">SK</text:span>)</text:p>
        </text:list-item>
        <text:list-item>
          <text:p text:style-name="P36"><text:span text:style-name="T31">SessionKeyAttest</text:span> = <text:span text:style-name="T2">Sign</text:span> (<text:span text:style-name="T31">AttestationPrivateKey</text:span>,<text:line-break/> <text:s text:c="47"/><text:span text:style-name="CrossRef"><text:span text:style-name="T27"><text:reference-ref text:reference-format="text" text:ref-name="HMAC_SHA256">HMAC-SHA256</text:reference-ref></text:span></text:span> (<text:span text:style-name="T31">SK</text:span>, <text:span text:style-name="T31">ClientSessionID</text:span> || <text:line-break/> <text:s text:c="82"/><text:span text:style-name="T31">ServerSessionID</text:span> ||<text:line-break/> <text:s text:c="82"/><text:span text:style-name="T31">IssuerPublicKey</text:span> ||<text:line-break/> <text:s text:c="82"/><text:span text:style-name="T31">IssuerURI</text:span> ||<text:line-break/> <text:s text:c="82"/><text:span text:style-name="T31">Updatable</text:span> ||<text:line-break/> <text:s text:c="82"/><text:span text:style-name="T31">ClientOperationLimit</text:span> ||<text:line-break/> <text:s text:c="82"/><text:span text:style-name="T31">SessionLifeTime</text:span>))</text:p>
        </text:list-item>
      </text:list>
      <text:p text:style-name="P19"><text:line-break/>The purpose of <text:span text:style-name="T31">createProvisioningSession</text:span> is creating a shared session key (<text:span text:style-name="T31">SK</text:span>) that is only known by the issuer and the SKS. <text:s/>In addition, the SKS is authenticated by the issuer.</text:p>
      <text:p text:style-name="P19"><text:span text:style-name="T31">SK</text:span> is used for <text:span text:style-name="T1">authenticating</text:span> and <text:span text:style-name="T1">encrypting</text:span> data that is exchanged between the issuer and the SKS during subsequent steps in the provisioning session.</text:p>
      <text:p text:style-name="P19">If any succeeding operation associated with the provisioning session (through <text:span text:style-name="T31">ProvisioningHandle</text:span>), is regarded as incorrect by the SKS, <text:span text:style-name="T1">the session is immediately terminated and removed from internal storage</text:span>.</text:p>
      <text:p text:style-name="P19">An SKS SHOULD only constrain the number of simultaneous sessions due to lack of storage.</text:p>
      <text:p text:style-name="P19">A provisioning session SHOULD NOT be terminated due to power down of an SKS.</text:p>
      <text:p text:style-name="Text_20_body"><text:soft-page-break/><text:span text:style-name="T1">Notes<text:line-break/><text:line-break/></text:span><text:span text:style-name="T2">Encrypt</text:span><text:span text:style-name="T27"> uses the</text:span> <text:span text:style-name="CrossRef"><text:span text:style-name="T27"><text:reference-ref text:reference-format="text" text:ref-name="pkcs1">PKCS #1</text:reference-ref></text:span></text:span> RSAES algorithm<text:span text:style-name="T27">.</text:span></text:p>
      <text:p text:style-name="Text_20_body"><text:span text:style-name="T2">Sign</text:span><text:span text:style-name="T27"> uses </text:span><text:span text:style-name="CrossRef"><text:span text:style-name="T27"><text:reference-ref text:reference-format="text" text:ref-name="DIAS">DIAS</text:reference-ref></text:span></text:span><text:span text:style-name="T27"> or </text:span><text:span text:style-name="CrossRef"><text:span text:style-name="T27"><text:reference-ref text:reference-format="text" text:ref-name="pkcs1">PKCS #1</text:reference-ref></text:span></text:span><text:span text:style-name="T27"> RSASSA signatures for RSA keys and </text:span><text:span text:style-name="CrossRef"><text:span text:style-name="T27"><text:reference-ref text:reference-format="text" text:ref-name="ECDSA">ECDSA</text:reference-ref></text:span></text:span><text:span text:style-name="T27"> for EC keys with </text:span><text:span text:style-name="CrossRef"><text:span text:style-name="T27"><text:reference-ref text:reference-format="text" text:ref-name="SHA256">SHA256</text:reference-ref></text:span></text:span><text:span text:style-name="T27"> as the hash function.</text:span></text:p>
      <text:p text:style-name="Text_20_body"><text:span text:style-name="T27">The </text:span><text:span text:style-name="T35">ProvisioningHandle</text:span><text:span text:style-name="T27"> is guaranteed to be unique and never reused.</text:span></text:p>
      <text:h text:style-name="P43" text:outline-level="2"><text:reference-mark-start text:name="closeProvisioningSession"/>closeProvisioningSession<text:reference-mark-end text:name="closeProvisioningSession"/> (2)</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Name</text:p>
          </table:table-cell>
          <table:table-cell table:style-name="Table10.A1" office:value-type="string">
            <text:p text:style-name="P8">Type</text:p>
          </table:table-cell>
          <table:table-cell table:style-name="Table10.C1" office:value-type="string">
            <text:p text:style-name="P8">Comment</text:p>
          </table:table-cell>
        </table:table-row>
        <table:table-row table:style-name="Table10.2">
          <table:table-cell table:style-name="Table10.A2" office:value-type="string">
            <text:p text:style-name="P9">ProvisioningHandle</text:p>
          </table:table-cell>
          <table:table-cell table:style-name="Table10.A2" office:value-type="string">
            <text:p text:style-name="P3">int</text:p>
          </table:table-cell>
          <table:table-cell table:style-name="Table10.C2" office:value-type="string">
            <text:p text:style-name="P2">Local handle to a provisioning session</text:p>
          </table:table-cell>
        </table:table-row>
        <table:table-row table:style-name="Table10.2">
          <table:table-cell table:style-name="Table10.A2" office:value-type="string">
            <text:p text:style-name="P9">GeneratedKeys</text:p>
          </table:table-cell>
          <table:table-cell table:style-name="Table10.A2" office:value-type="string">
            <text:p text:style-name="P3">short</text:p>
          </table:table-cell>
          <table:table-cell table:style-name="Table10.C2" table:number-rows-spanned="5" office:value-type="string">
            <text:p text:style-name="P2"><text:span text:style-name="T1">Expected result</text:span>. <text:s/>What the issuer considers “has been ordered”</text:p>
          </table:table-cell>
        </table:table-row>
        <table:table-row table:style-name="Table10.2">
          <table:table-cell table:style-name="Table10.A2" office:value-type="string">
            <text:p text:style-name="P9">Delet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Clon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ReplacedKey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ExtensionObjects</text:p>
          </table:table-cell>
          <table:table-cell table:style-name="Table10.A2" office:value-type="string">
            <text:p text:style-name="P3">short</text:p>
          </table:table-cell>
          <table:covered-table-cell/>
        </table:table-row>
        <table:table-row table:style-name="Table10.2">
          <table:table-cell table:style-name="Table10.A2" office:value-type="string">
            <text:p text:style-name="P9">MAC</text:p>
          </table:table-cell>
          <table:table-cell table:style-name="Table10.A2" office:value-type="string">
            <text:p text:style-name="P3">byte<text:span text:style-name="T24">⁮[32]</text:span></text:p>
          </table:table-cell>
          <table:table-cell table:style-name="Table10.C2" office:value-type="string">
            <text:p text:style-name="Table_20_Contents"><text:span text:style-name="T15">Vouches for the authenticity of the </text:span><text:span text:style-name="T16">expected result</text:span><text:span text:style-name="T15"> parameters.<text:line-break/>See </text:span><text:span text:style-name="CrossRef"><text:reference-ref text:reference-format="text" text:ref-name="MACOperations">MAC Operations</text:reference-ref></text:spa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Name</text:p>
          </table:table-cell>
          <table:table-cell table:style-name="Table11.A1" office:value-type="string">
            <text:p text:style-name="P8">Type</text:p>
          </table:table-cell>
          <table:table-cell table:style-name="Table11.C1" office:value-type="string">
            <text:p text:style-name="P8">Comment</text:p>
          </table:table-cell>
        </table:table-row>
        <table:table-row table:style-name="Table11.2">
          <table:table-cell table:style-name="Table11.A2" office:value-type="string">
            <text:p text:style-name="P9">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9">AttestedResponse</text:p>
          </table:table-cell>
          <table:table-cell table:style-name="Table11.A2" office:value-type="string">
            <text:p text:style-name="P3">byte[32]</text:p>
          </table:table-cell>
          <table:table-cell table:style-name="Table11.C2" office:value-type="string">
            <text:p text:style-name="P2">Attestation of the string <text:span text:style-name="T30">"</text:span><text:span text:style-name="T31">Success"</text:span>. <text:s/>See <text:span text:style-name="CrossRef"><text:reference-ref text:reference-format="text" text:ref-name="SKSAttestations">SKS Attestations</text:reference-ref></text:span></text:p>
          </table:table-cell>
        </table:table-row>
      </table:table>
      <text:p text:style-name="P21"/>
      <text:p text:style-name="Text_20_body"><text:span text:style-name="T31">closeProvisioningSession</text:span> terminates a provisioning session and returns a proof of successful operation to the issuer. <text:s/>However, success status will only be returned if <text:span text:style-name="T1">all</text:span> of the following conditions are valid:</text:p>
      <text:list xml:id="list2149495034" text:continue-numbering="true" text:style-name="L1">
        <text:list-item>
          <text:p text:style-name="P36">There is an open provisioning session associated with <text:span text:style-name="T31">ProvisioningHandle</text:span></text:p>
        </text:list-item>
        <text:list-item>
          <text:p text:style-name="P36"><text:span text:style-name="T31">MAC</text:span><text:span text:style-name="T14"> matches the </text:span><text:span text:style-name="T21">expected result</text:span><text:span text:style-name="T14"> parameters</text:span></text:p>
        </text:list-item>
        <text:list-item>
          <text:p text:style-name="P37">The <text:span text:style-name="T1">expected result</text:span> matches the SKS' internal calculations</text:p>
        </text:list-item>
        <text:list-item>
          <text:p text:style-name="P37">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
      <text:p text:style-name="Text_20_body"><text:span text:style-name="T20"><text:line-break/>When a provisioning session has been successfully closed by this method, it remains stored until all associated keys have been deleted. <text:s/>However, a closed provisioned session will only be a target for updates if its </text:span><text:span text:style-name="T31">Updatable</text:span> <text:span text:style-name="T20">flag is true. </text:span><text:line-break/></text:p>
      <text:h text:style-name="P43" text:outline-level="2">abortProvisioningSession (3)</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text:p>
          </table:table-cell>
          <table:table-cell table:style-name="Table4.A1" office:value-type="string">
            <text:p text:style-name="P8">Type</text:p>
          </table:table-cell>
          <table:table-cell table:style-name="Table4.C1" office:value-type="string">
            <text:p text:style-name="P8">Comment</text:p>
          </table:table-cell>
        </table:table-row>
        <table:table-row table:style-name="Table4.2">
          <table:table-cell table:style-name="Table4.A2" office:value-type="string">
            <text:p text:style-name="P9">ProvisioningHandle</text:p>
          </table:table-cell>
          <table:table-cell table:style-name="Table4.A2" office:value-type="string">
            <text:p text:style-name="P3">int</text:p>
          </table:table-cell>
          <table:table-cell table:style-name="Table4.C2" office:value-type="string">
            <text:p text:style-name="P2">Local handle to a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Name</text:p>
          </table:table-cell>
          <table:table-cell table:style-name="Table5.A1" office:value-type="string">
            <text:p text:style-name="P8">Type</text:p>
          </table:table-cell>
          <table:table-cell table:style-name="Table5.C1" office:value-type="string">
            <text:p text:style-name="P8">Comment</text:p>
          </table:table-cell>
        </table:table-row>
        <table:table-row table:style-name="Table5.2">
          <table:table-cell table:style-name="Table5.A2" office:value-type="string">
            <text:p text:style-name="P9">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21"/>
      <text:p text:style-name="Text_20_body"><text:span text:style-name="T31">abortProvisioningSession</text:span> is intended to be used by provisioning middleware if an unrecoverable error occurs in the communication with the issuer, or if a user cancels a session. <text:s/>If there is a matching and still <text:span text:style-name="T1">open</text:span> provisioning session, all associated data is removed from the SKS, otherwise an error is returned.<text:line-break/></text:p>
      <text:h text:style-name="P43" text:outline-level="2"><text:reference-mark-start text:name="createPUKPolicy"/>createPUKPolicy<text:reference-mark-end text:name="createPUKPolicy"/> (5)</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Name</text:p>
          </table:table-cell>
          <table:table-cell table:style-name="Table12.A1" office:value-type="string">
            <text:p text:style-name="P8">Type</text:p>
          </table:table-cell>
          <table:table-cell table:style-name="Table12.C1" office:value-type="string">
            <text:p text:style-name="P8">Comment</text:p>
          </table:table-cell>
        </table:table-row>
        <table:table-row table:style-name="Table12.2">
          <table:table-cell table:style-name="Table12.A2" office:value-type="string">
            <text:p text:style-name="P9">ProvisioningHandle</text:p>
          </table:table-cell>
          <table:table-cell table:style-name="Table12.A2" office:value-type="string">
            <text:p text:style-name="P3">int</text:p>
          </table:table-cell>
          <table:table-cell table:style-name="Table12.C2" office:value-type="string">
            <text:p text:style-name="P2">Local handle to a provisioning session</text:p>
          </table:table-cell>
        </table:table-row>
        <table:table-row table:style-name="Table12.2">
          <table:table-cell table:style-name="Table12.A2" office:value-type="string">
            <text:p text:style-name="P9">ID</text:p>
          </table:table-cell>
          <table:table-cell table:style-name="Table12.A2" office:value-type="string">
            <text:p text:style-name="P3">byte<text:span text:style-name="T24">⁮[</text:span><text:span text:style-name="T26"> </text:span><text:span text:style-name="T24">]</text:span></text:p>
          </table:table-cell>
          <table:table-cell table:style-name="Table12.C2" office:value-type="string">
            <text:p text:style-name="P2">PUK ID string with a maximum length of 32 bytes</text:p>
          </table:table-cell>
        </table:table-row>
        <table:table-row table:style-name="Table12.2">
          <table:table-cell table:style-name="Table12.A2" office:value-type="string">
            <text:p text:style-name="P9">EncryptedValue</text:p>
          </table:table-cell>
          <table:table-cell table:style-name="Table12.A2" office:value-type="string">
            <text:p text:style-name="P3">byte[<text:span text:style-name="T25">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9">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9">RetryLimit</text:p>
          </table:table-cell>
          <table:table-cell table:style-name="Table12.A2" office:value-type="string">
            <text:p text:style-name="P3">byte</text:p>
          </table:table-cell>
          <table:table-cell table:style-name="Table12.C2" office:value-type="string">
            <text:p text:style-name="P2">Number of incorrect PUK values (<text:span text:style-name="T1">in a sequence</text:span>), forcing the PUK object to permanently lock up. <text:s/>A zero value indicates that there is no limit but that the SKS will introduce an <text:span text:style-name="T1">internal</text:span> 1‑10 second delay <text:span text:style-name="T1">before</text:span> acting on an unlock operation in order to thwart exhaustive attacks</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Name</text:p>
          </table:table-cell>
          <table:table-cell table:style-name="Table13.A1" office:value-type="string">
            <text:p text:style-name="P8">Type</text:p>
          </table:table-cell>
          <table:table-cell table:style-name="Table13.C1" office:value-type="string">
            <text:p text:style-name="P8">Comment</text:p>
          </table:table-cell>
        </table:table-row>
        <table:table-row table:style-name="Table13.2">
          <table:table-cell table:style-name="Table13.A2" office:value-type="string">
            <text:p text:style-name="P9">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9">PUKPolicyHandle</text:p>
          </table:table-cell>
          <table:table-cell table:style-name="Table13.A2" office:value-type="string">
            <text:p text:style-name="P3">int</text:p>
          </table:table-cell>
          <table:table-cell table:style-name="Table13.C2" office:value-type="string">
            <text:p text:style-name="P2">Non-zero local handle to created PUK policy object</text:p>
          </table:table-cell>
        </table:table-row>
      </table:table>
      <text:p text:style-name="P21"/>
      <text:p text:style-name="P21"><text:span text:style-name="T31">createPUKPolicy</text:span><text:span text:style-name="T28"> creates a PUK policy object that is meant to be referenced by the </text:span><text:span text:style-name="CrossRef"><text:reference-ref text:reference-format="text" text:ref-name="createPINPolicy">createPINPolicy</text:reference-ref></text:span><text:span text:style-name="T28"> method. <text:s/>The purpose of a PUK is to facilitate a master key for unlocking keys that have locked-up due to faulty PIN entries. <text:s/>See TBD.</text:span></text:p>
      <text:h text:style-name="P42" text:outline-level="2"><text:reference-mark-start text:name="createPINPolicy"/><text:span text:style-name="T28">createPINPolicy</text:span><text:reference-mark-end text:name="createPINPolicy"/><text:span text:style-name="T28"> (6)</text:span></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Name</text:p>
          </table:table-cell>
          <table:table-cell table:style-name="Table14.A1" office:value-type="string">
            <text:p text:style-name="P8">Type</text:p>
          </table:table-cell>
          <table:table-cell table:style-name="Table14.C1" office:value-type="string">
            <text:p text:style-name="P8">Comment</text:p>
          </table:table-cell>
        </table:table-row>
        <table:table-row table:style-name="Table14.2">
          <table:table-cell table:style-name="Table14.A2" office:value-type="string">
            <text:p text:style-name="P9">ProvisioningHandle</text:p>
          </table:table-cell>
          <table:table-cell table:style-name="Table14.A2" office:value-type="string">
            <text:p text:style-name="P3">int</text:p>
          </table:table-cell>
          <table:table-cell table:style-name="Table14.C2" office:value-type="string">
            <text:p text:style-name="P2">Local handle to a provisioning session</text:p>
          </table:table-cell>
        </table:table-row>
        <table:table-row table:style-name="Table14.2">
          <table:table-cell table:style-name="Table14.A2" office:value-type="string">
            <text:p text:style-name="P9">ID</text:p>
          </table:table-cell>
          <table:table-cell table:style-name="Table14.A2" office:value-type="string">
            <text:p text:style-name="P3">byte<text:span text:style-name="T24">⁮[</text:span><text:span text:style-name="T26"> </text:span><text:span text:style-name="T24">]</text:span></text:p>
          </table:table-cell>
          <table:table-cell table:style-name="Table14.C2" office:value-type="string">
            <text:p text:style-name="P2">PIN ID string with a maximum length of 32 bytes</text:p>
          </table:table-cell>
        </table:table-row>
        <table:table-row table:style-name="Table14.2">
          <table:table-cell table:style-name="Table14.A2" office:value-type="string">
            <text:p text:style-name="P9">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9"><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9">UserModifiable</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9">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9">RetryLimit</text:p>
          </table:table-cell>
          <table:table-cell table:style-name="Table14.A2" office:value-type="string">
            <text:p text:style-name="P3">byte</text:p>
          </table:table-cell>
          <table:table-cell table:style-name="Table14.C2" office:value-type="string">
            <text:p text:style-name="P2">Non-zero value holding the number of incorrect PIN values (<text:span text:style-name="T1">in a sequence</text:span>), forcing a key to lock up</text:p>
          </table:table-cell>
        </table:table-row>
        <table:table-row table:style-name="Table14.2">
          <table:table-cell table:style-name="Table14.A2" office:value-type="string">
            <text:p text:style-name="P9">Grouping</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 Control</text:reference-ref></text:span></text:p>
          </table:table-cell>
        </table:table-row>
        <table:table-row table:style-name="Table14.2">
          <table:table-cell table:style-name="Table14.A2" office:value-type="string">
            <text:p text:style-name="P9">PatternRestrictions</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 Restrictions</text:reference-ref></text:span></text:p>
          </table:table-cell>
        </table:table-row>
        <table:table-row table:style-name="Table14.2">
          <table:table-cell table:style-name="Table14.A2" office:value-type="string">
            <text:p text:style-name="P9">MinLength</text:p>
          </table:table-cell>
          <table:table-cell table:style-name="Table14.A2" office:value-type="string">
            <text:p text:style-name="P3">byte</text:p>
          </table:table-cell>
          <table:table-cell table:style-name="Table14.C2" office:value-type="string">
            <text:p text:style-name="P2">Min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9">MaxLength</text:p>
          </table:table-cell>
          <table:table-cell table:style-name="Table14.A2" office:value-type="string">
            <text:p text:style-name="P3">byte</text:p>
          </table:table-cell>
          <table:table-cell table:style-name="Table14.C2" office:value-type="string">
            <text:p text:style-name="P2">Maximum PIN length in <text:span text:style-name="T1">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9">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Name</text:p>
          </table:table-cell>
          <table:table-cell table:style-name="Table15.A1" office:value-type="string">
            <text:p text:style-name="P8">Type</text:p>
          </table:table-cell>
          <table:table-cell table:style-name="Table15.C1" office:value-type="string">
            <text:p text:style-name="P8">Comment</text:p>
          </table:table-cell>
        </table:table-row>
        <table:table-row table:style-name="Table15.2">
          <table:table-cell table:style-name="Table15.A2" office:value-type="string">
            <text:p text:style-name="P9">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9">PINPolicyHandle</text:p>
          </table:table-cell>
          <table:table-cell table:style-name="Table15.A2" office:value-type="string">
            <text:p text:style-name="P3">int</text:p>
          </table:table-cell>
          <table:table-cell table:style-name="Table15.C2" office:value-type="string">
            <text:p text:style-name="P2">Non-zero local handle to created PIN policy object</text:p>
          </table:table-cell>
        </table:table-row>
      </table:table>
      <text:p text:style-name="P21"/>
      <text:p text:style-name="P21"><text:span text:style-name="T31">createPINPolicy</text:span><text:span text:style-name="T28"> creates a PIN policy object that is meant to be referenced by the </text:span><text:span text:style-name="CrossRef"><text:reference-ref text:reference-format="text" text:ref-name="createKeyPair">createKeyPair</text:reference-ref></text:span><text:span text:style-name="T28"> method.</text:span></text:p>
      <text:p text:style-name="P21"><text:span text:style-name="T28">If </text:span><text:span text:style-name="T31">PUKPolicyHandle</text:span><text:span text:style-name="T28"> is zero no PUK is associated with the PIN policy object.</text:span></text:p>
      <text:p text:style-name="P21"><text:span text:style-name="T28">A </text:span><text:span text:style-name="T31">PUKPolicyHandle</text:span><text:span text:style-name="T28"> value of 0xFFFFFFFF presumes that the target SKS supports a “device PUK”, </text:span><text:span text:style-name="T3">otherwise an error is returned</text:span><text:span text:style-name="T28">. <text:s/>The characteristics of device PUKs are out of scope for the SKS specification.</text:span></text:p>
      <text:h text:style-name="P42" text:outline-level="2"><text:reference-mark-start text:name="createKeyPair"/>createKeyPair<text:reference-mark-end text:name="createKeyPair"/> (7)</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Name</text:p>
          </table:table-cell>
          <table:table-cell table:style-name="Table16.A1" office:value-type="string">
            <text:p text:style-name="P8">Type</text:p>
          </table:table-cell>
          <table:table-cell table:style-name="Table16.C1" office:value-type="string">
            <text:p text:style-name="P8">Comment</text:p>
          </table:table-cell>
        </table:table-row>
        <table:table-row table:style-name="Table16.2">
          <table:table-cell table:style-name="Table16.A2" office:value-type="string">
            <text:p text:style-name="P9">ProvisioningHandle</text:p>
          </table:table-cell>
          <table:table-cell table:style-name="Table16.A2" office:value-type="string">
            <text:p text:style-name="P3">int</text:p>
          </table:table-cell>
          <table:table-cell table:style-name="Table16.C2" office:value-type="string">
            <text:p text:style-name="P2">Local handle to a provisioning session</text:p>
          </table:table-cell>
        </table:table-row>
        <table:table-row table:style-name="Table16.2">
          <table:table-cell table:style-name="Table16.A2" office:value-type="string">
            <text:p text:style-name="P9">ID</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P2">Key ID string with a maximum length of 32 bytes</text:p>
          </table:table-cell>
        </table:table-row>
        <table:table-row table:style-name="Table16.2">
          <table:table-cell table:style-name="Table16.A2" office:value-type="string">
            <text:p text:style-name="P9">PINPolicyHandle</text:p>
          </table:table-cell>
          <table:table-cell table:style-name="Table16.A2" office:value-type="string">
            <text:p text:style-name="P3">int</text:p>
          </table:table-cell>
          <table:table-cell table:style-name="Table16.C2" office:value-type="string">
            <text:p text:style-name="P2">Handle to a governing PIN policy object or zero</text:p>
          </table:table-cell>
        </table:table-row>
        <table:table-row table:style-name="Table16.2">
          <table:table-cell table:style-name="Table16.A2" office:value-type="string">
            <text:p text:style-name="P9"><text:reference-mark-start text:name="pinvalue"/>PINValue<text:reference-mark-end text:name="pinvalue"/></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P2">PIN value must depending on <text:span text:style-name="T31">PINPolicyHandle</text:span> either be of zero length, contain a plain-text PIN value defined by the user (see <text:span text:style-name="CrossRef"><text:reference-ref text:reference-format="text" text:ref-name="pinuserdefined">UserDefined</text:reference-ref></text:span>), or constitute of an encrypted PIN set by the issuer (see <text:span text:style-name="CrossRef"><text:reference-ref text:reference-format="text" text:ref-name="EncryptedData">Encrypted Data</text:reference-ref></text:span>)</text:p>
          </table:table-cell>
        </table:table-row>
        <table:table-row table:style-name="Table16.2">
          <table:table-cell table:style-name="Table16.A2" office:value-type="string">
            <text:p text:style-name="P9">PrivateKeyBackup</text:p>
          </table:table-cell>
          <table:table-cell table:style-name="Table16.A2" office:value-type="string">
            <text:p text:style-name="P3">bool</text:p>
          </table:table-cell>
          <table:table-cell table:style-name="Table16.C2" office:value-type="string">
            <text:p text:style-name="P2">True if the generated private key is to be put in <text:span text:style-name="T31">EncryptedPrivateKey</text:span><text:span text:style-name="T14"> for backup by the issuer</text:span></text:p>
          </table:table-cell>
        </table:table-row>
        <table:table-row table:style-name="Table16.2">
          <table:table-cell table:style-name="Table16.A2" office:value-type="string">
            <text:p text:style-name="P9">Migratable</text:p>
          </table:table-cell>
          <table:table-cell table:style-name="Table16.A2" office:value-type="string">
            <text:p text:style-name="P3">bool</text:p>
          </table:table-cell>
          <table:table-cell table:style-name="Table16.C2" office:value-type="string">
            <text:p text:style-name="P2">True if SKS should permit the key to be exported (in clear text) by the user</text:p>
          </table:table-cell>
        </table:table-row>
        <table:table-row table:style-name="Table16.2">
          <table:table-cell table:style-name="Table16.A2" office:value-type="string">
            <text:p text:style-name="P9">Updatable</text:p>
          </table:table-cell>
          <table:table-cell table:style-name="Table16.A2" office:value-type="string">
            <text:p text:style-name="P3">bool</text:p>
          </table:table-cell>
          <table:table-cell table:style-name="Table16.C2" office:value-type="string">
            <text:p text:style-name="P2">True if the key is subject to post provisioning updates. <text:s/>Note that this also requires the provisioning session's <text:span text:style-name="T31">Updatable</text:span> flag to be true, otherwise an error is returned</text:p>
          </table:table-cell>
        </table:table-row>
        <table:table-row table:style-name="Table16.2">
          <table:table-cell table:style-name="Table16.A2" office:value-type="string">
            <text:p text:style-name="P9">DeleteProtected</text:p>
          </table:table-cell>
          <table:table-cell table:style-name="Table16.A2" office:value-type="string">
            <text:p text:style-name="P3">bool</text:p>
          </table:table-cell>
          <table:table-cell table:style-name="Table16.C2" office:value-type="string">
            <text:p text:style-name="P2">True if the key needs a PUK in order to be deleted by a user. <text:s/>Note that this option requires that the key is associated with a PUK, otherwise an error is returned. <text:s/>A conforming SKS may ignore this flag since it does not introduce any vulnerabilities</text:p>
          </table:table-cell>
        </table:table-row>
        <table:table-row table:style-name="Table16.2">
          <table:table-cell table:style-name="Table16.A2" office:value-type="string">
            <text:p text:style-name="P9">EnablePINCaching</text:p>
          </table:table-cell>
          <table:table-cell table:style-name="Table16.A2" office:value-type="string">
            <text:p text:style-name="P3">bool</text:p>
          </table:table-cell>
          <table:table-cell table:style-name="Table16.C2" office:value-type="string">
            <text:p text:style-name="P2">True if middleware <text:span text:style-name="T1">may</text:span> cache PINs for this key</text:p>
          </table:table-cell>
        </table:table-row>
        <table:table-row table:style-name="Table16.2">
          <table:table-cell table:style-name="Table16.A2" office:value-type="string">
            <text:p text:style-name="P9">ImportPrivateKey</text:p>
          </table:table-cell>
          <table:table-cell table:style-name="Table16.A2" office:value-type="string">
            <text:p text:style-name="P3">bool</text:p>
          </table:table-cell>
          <table:table-cell table:style-name="Table16.C2" office:value-type="string">
            <text:p text:style-name="P2">True if <text:span text:style-name="CrossRef"><text:reference-ref text:reference-format="text" text:ref-name="restorePrivateKey">restorePrivateKey</text:reference-ref></text:span> is allowed for this key</text:p>
          </table:table-cell>
        </table:table-row>
        <table:table-row table:style-name="Table16.2">
          <table:table-cell table:style-name="Table16.A2" office:value-type="string">
            <text:p text:style-name="P9">KeyUsage</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Usage</text:reference-ref></text:span></text:p>
          </table:table-cell>
        </table:table-row>
        <table:table-row table:style-name="Table16.2">
          <table:table-cell table:style-name="Table16.A2" office:value-type="string">
            <text:p text:style-name="P9">FriendlyName</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P2">String of 0-100 bytes that will be associated with this key</text:p>
          </table:table-cell>
        </table:table-row>
        <table:table-row table:style-name="Table16.2">
          <table:table-cell table:style-name="Table16.A2" office:value-type="string">
            <text:p text:style-name="P9">AlgorithmType</text:p>
          </table:table-cell>
          <table:table-cell table:style-name="Table16.A2" office:value-type="string">
            <text:p text:style-name="P3">byte</text:p>
          </table:table-cell>
          <table:table-cell table:style-name="Table16.C2" office:value-type="string">
            <text:p text:style-name="P2">0x00 = RSA, 0x01 = EC</text:p>
          </table:table-cell>
        </table:table-row>
        <table:table-row table:style-name="Table16.2">
          <table:table-cell table:style-name="Table16.C2" table:number-columns-spanned="3" office:value-type="string">
            <text:p text:style-name="P7">The following elements are only defined for RSA keys</text:p>
          </table:table-cell>
          <table:covered-table-cell/>
          <table:covered-table-cell/>
        </table:table-row>
        <table:table-row table:style-name="Table16.2">
          <table:table-cell table:style-name="Table16.A2" office:value-type="string">
            <text:p text:style-name="P9">KeySize</text:p>
          </table:table-cell>
          <table:table-cell table:style-name="Table16.A2" office:value-type="string">
            <text:p text:style-name="P3">short</text:p>
          </table:table-cell>
          <table:table-cell table:style-name="Table16.C2" office:value-type="string">
            <text:p text:style-name="P2">RSA key size in bits</text:p>
          </table:table-cell>
        </table:table-row>
        <table:table-row table:style-name="Table16.2">
          <table:table-cell table:style-name="Table16.A2" office:value-type="string">
            <text:p text:style-name="P9">Exponent</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P2">Zero-length (use default) or a defined exponent</text:p>
          </table:table-cell>
        </table:table-row>
        <table:table-row table:style-name="Table16.2">
          <table:table-cell table:style-name="Table16.C2" table:number-columns-spanned="3" office:value-type="string">
            <text:p text:style-name="P7">The following element is only defined for EC keys</text:p>
          </table:table-cell>
          <table:covered-table-cell/>
          <table:covered-table-cell/>
        </table:table-row>
        <table:table-row table:style-name="Table16.2">
          <table:table-cell table:style-name="Table16.A2" office:value-type="string">
            <text:p text:style-name="P9">NamedCurve</text:p>
          </table:table-cell>
          <table:table-cell table:style-name="Table16.A2" office:value-type="string">
            <text:p text:style-name="P3">byte<text:span text:style-name="T24">⁮[</text:span><text:span text:style-name="T26"> </text:span><text:span text:style-name="T24">]</text:span></text:p>
          </table:table-cell>
          <table:table-cell table:style-name="Table16.C2" office:value-type="string">
            <text:p text:style-name="Table_20_Contents"><text:span text:style-name="T15">URI like </text:span><text:span text:style-name="T31">urn:oid:1.2.840.10045.3.1.7</text:spa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Name</text:p>
          </table:table-cell>
          <table:table-cell table:style-name="Table17.A1" office:value-type="string">
            <text:p text:style-name="P8">Type</text:p>
          </table:table-cell>
          <table:table-cell table:style-name="Table17.C1" office:value-type="string">
            <text:p text:style-name="P8">Comment</text:p>
          </table:table-cell>
        </table:table-row>
        <table:table-row table:style-name="Table17.2">
          <table:table-cell table:style-name="Table17.A2" office:value-type="string">
            <text:p text:style-name="P9">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9">PublicKey</text:p>
          </table:table-cell>
          <table:table-cell table:style-name="Table17.A2" office:value-type="string">
            <text:p text:style-name="P3">byte<text:span text:style-name="T24">⁮[</text:span><text:span text:style-name="T26"> </text:span><text:span text:style-name="T24">]</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9">AttestedPublicKey</text:p>
          </table:table-cell>
          <table:table-cell table:style-name="Table17.A2" office:value-type="string">
            <text:p text:style-name="P3">byte<text:span text:style-name="T24">⁮[</text:span><text:span text:style-name="T26"> </text:span><text:span text:style-name="T24">]</text:span></text:p>
          </table:table-cell>
          <table:table-cell table:style-name="Table17.C2" office:value-type="string">
            <text:p text:style-name="P2">Attestation of the authenticity of the generated public key and associated data.<text:line-break/>See <text:span text:style-name="CrossRef"><text:reference-ref text:reference-format="text" text:ref-name="SKSAttestations">SKS Attestations</text:reference-ref></text:span></text:p>
          </table:table-cell>
        </table:table-row>
        <table:table-row table:style-name="Table17.2">
          <table:table-cell table:style-name="Table17.A2" office:value-type="string">
            <text:p text:style-name="P9">EncryptedPrivateKey</text:p>
          </table:table-cell>
          <table:table-cell table:style-name="Table17.A2" office:value-type="string">
            <text:p text:style-name="P3">byte<text:span text:style-name="T24">⁮[</text:span><text:span text:style-name="T26"> </text:span><text:span text:style-name="T24">]</text:span></text:p>
          </table:table-cell>
          <table:table-cell table:style-name="Table17.C2" office:value-type="string">
            <text:p text:style-name="P2"><text:span text:style-name="T1">Optional</text:span>. <text:s/>This element will only be created if <text:span text:style-name="T31">PrivateKeyBackup</text:span> is true.<text:line-break/>See <text:span text:style-name="CrossRef"><text:reference-ref text:reference-format="text" text:ref-name="EncryptedData">Encrypted Data</text:reference-ref></text:span></text:p>
          </table:table-cell>
        </table:table-row>
        <table:table-row table:style-name="Table17.2">
          <table:table-cell table:style-name="Table17.A2" office:value-type="string">
            <text:p text:style-name="P9">KeyHandle</text:p>
          </table:table-cell>
          <table:table-cell table:style-name="Table17.A2" office:value-type="string">
            <text:p text:style-name="P3">int</text:p>
          </table:table-cell>
          <table:table-cell table:style-name="Table17.C2" office:value-type="string">
            <text:p text:style-name="P2">Local handle to created key-pair object</text:p>
          </table:table-cell>
        </table:table-row>
      </table:table>
      <text:p text:style-name="P21"/>
      <text:p text:style-name="P21"><text:span text:style-name="T31">createKeyPair</text:span><text:span text:style-name="T28"> creates an asymmetric key-pair inside of the SKS according to the issuer's specification.</text:span></text:p>
      <text:p text:style-name="P21"><text:span text:style-name="T28">If </text:span><text:span text:style-name="T31">PINPolicyHandle</text:span><text:span text:style-name="T28"> is zero the key is not PIN-protected. </text:span></text:p>
      <text:p text:style-name="P21"><text:span text:style-name="T28">A </text:span><text:span text:style-name="T31">PINPolicyHandle</text:span><text:span text:style-name="T28"> value of 0xFFFFFFFF presumes that the target SKS supports a “device PIN”, </text:span><text:span text:style-name="T3">otherwise an error is returned</text:span><text:span text:style-name="T28">. <text:s/>The characteristics of device PINs are out of scope for the SKS specification.</text:span></text:p>
      <text:p text:style-name="P18"><text:soft-page-break/>To assure the issuer that the generated key-pair actually resides in the SKS, the public key, together with attributes and protection objects are signed (attested) by the SKS according to the following <text:span text:style-name="T1">Data</text:span> scheme:<text:line-break/></text:p>
      <table:table table:name="Table18" table:style-name="Table18">
        <table:table-column table:style-name="Table18.A"/>
        <table:table-row>
          <table:table-cell table:style-name="Table18.A1" office:value-type="string">
            <text:p text:style-name="P30">addData ("PUK Policy=");</text:p>
            <text:p text:style-name="P29"><text:span text:style-name="T36">if</text:span> (PINPolicyHandle == 0 || PINPolicyHandle == 0xFFFFFFFF ||</text:p>
            <text:p text:style-name="P29"><text:s text:c="4"/>PINPolicyHandle.PUKPolicyHandle == 0)</text:p>
            <text:p text:style-name="P29"><text:s text:c="2"/>{</text:p>
            <text:p text:style-name="P30"><text:s text:c="4"/>addData ("No PUK");</text:p>
            <text:p text:style-name="P30"><text:s text:c="2"/>}</text:p>
            <text:p text:style-name="P30"><text:span text:style-name="T36">else if</text:span> (PINPolicyHandle.PUKPolicyHandle == 0xFFFFFFFF) <text:s/><text:span text:style-name="T37">// Device PUK</text:span></text:p>
            <text:p text:style-name="P30"><text:s text:c="2"/>{</text:p>
            <text:p text:style-name="P30"><text:s text:c="4"/>addData ("Device PUK");</text:p>
            <text:p text:style-name="P30"><text:s text:c="2"/>}</text:p>
            <text:p text:style-name="P30"><text:span text:style-name="T36">else</text:span> <text:s/><text:span text:style-name="T37">// Standard PUK</text:span></text:p>
            <text:p text:style-name="P30"><text:s text:c="2"/>{</text:p>
            <text:p text:style-name="P29"><text:s text:c="4"/>addData ("Standard");</text:p>
            <text:p text:style-name="P30"><text:s text:c="4"/>addData (PINPolicyHandle.PUKPolicyHandle.ID);</text:p>
            <text:p text:style-name="P30"><text:s text:c="4"/>addData (PINPolicyHandle.PUKPolicyHandle.RetryLimit);</text:p>
            <text:p text:style-name="P30"><text:s text:c="4"/>addData (PINPolicyHandle.PUKPolicyHandle.<text:span text:style-name="T1">clearTextPUKValue</text:span><text:span text:style-name="T27"> ()</text:span>);</text:p>
            <text:p text:style-name="P30"><text:s text:c="4"/>addData (PINPolicyHandle.PUKPolicyHandle.Format);</text:p>
            <text:p text:style-name="P30"><text:s text:c="2"/>}</text:p>
            <text:p text:style-name="P30">addData (<text:span text:style-name="T30">"</text:span>PIN Policy=<text:span text:style-name="T30">"</text:span>);</text:p>
            <text:p text:style-name="P29"><text:span text:style-name="T36">if</text:span> (PINPolicyHandle == 0) <text:s/><text:span text:style-name="T37">// The key is not PIN protected</text:span></text:p>
            <text:p text:style-name="P29"><text:s text:c="2"/>{</text:p>
            <text:p text:style-name="P29"><text:s text:c="4"/>addData ("No PIN");</text:p>
            <text:p text:style-name="P29"><text:s text:c="2"/>}</text:p>
            <text:p text:style-name="P29"><text:span text:style-name="T36">else if</text:span> (PINPolicyHandle == 0xFFFFFFFF) <text:s/><text:span text:style-name="T37">// The key is protected by a device PIN</text:span></text:p>
            <text:p text:style-name="P29"><text:s text:c="2"/>{</text:p>
            <text:p text:style-name="P29"><text:s text:c="4"/>addData ("Device PIN");</text:p>
            <text:p text:style-name="P29"><text:s text:c="2"/>}</text:p>
            <text:p text:style-name="P29"><text:span text:style-name="T36">else</text:span> <text:s/><text:span text:style-name="T37">// Standard PIN protection</text:span></text:p>
            <text:p text:style-name="P29"><text:span text:style-name="T37"><text:s text:c="2"/></text:span>{</text:p>
            <text:p text:style-name="P29"><text:s text:c="4"/>addData ("Standard");</text:p>
            <text:p text:style-name="P30"><text:s text:c="4"/>addData (PINPolicyHandle.ID);</text:p>
            <text:p text:style-name="P31"><text:s text:c="4"/>addData (PINPolicyHandle.UserDefined);</text:p>
            <text:p text:style-name="P31"><text:s text:c="4"/><text:span text:style-name="T36">if</text:span> (!PINPolicyHandle.UserDefined)</text:p>
            <text:p text:style-name="P31"><text:s text:c="6"/>{</text:p>
            <text:p text:style-name="P31"><text:s text:c="8"/>addData (<text:span text:style-name="T1">clearTextPINValue</text:span><text:span text:style-name="T27"> ()</text:span>);</text:p>
            <text:p text:style-name="P31"><text:s text:c="6"/>}</text:p>
            <text:p text:style-name="P31"><text:s text:c="4"/>addData (PINPolicyHandle.UserModifiable);</text:p>
            <text:p text:style-name="P30"><text:s text:c="4"/>addData (PINPolicyHandle.Format);</text:p>
            <text:p text:style-name="P31"><text:s text:c="4"/>addData (PINPolicyHandle.RetryLimit);</text:p>
            <text:p text:style-name="P31"><text:s text:c="4"/>addData (PINPolicyHandle.Grouping);</text:p>
            <text:p text:style-name="P30"><text:s text:c="4"/>addData (PINPolicyHandle.PatternRestrictions);</text:p>
            <text:p text:style-name="P30"><text:s text:c="4"/>addData (PINPolicyHandle.MinLength);</text:p>
            <text:p text:style-name="P30"><text:s text:c="4"/>addData (PINPolicyHandle.MaxLength);</text:p>
            <text:p text:style-name="P30"><text:s text:c="4"/>addData (PINPolicyHandle.InputMethod);</text:p>
            <text:p text:style-name="P30"><text:s text:c="2"/>}</text:p>
            <text:p text:style-name="P30">addData (<text:span text:style-name="T30">"</text:span>Key=<text:span text:style-name="T30">"</text:span>);</text:p>
            <text:p text:style-name="P30">addData (ID);</text:p>
            <text:p text:style-name="P30">addData (PublicKey);</text:p>
            <text:p text:style-name="P30">addData (<text:span text:style-name="T27">PrivateKeyBackup</text:span>);</text:p>
            <text:p text:style-name="P30">addData (<text:span text:style-name="T27">Migratable</text:span>);</text:p>
            <text:p text:style-name="P30">addData (<text:span text:style-name="T27">Updatable</text:span>);</text:p>
            <text:p text:style-name="P30">addData (<text:span text:style-name="T27">DeleteProtected</text:span>);</text:p>
            <text:p text:style-name="P30">addData (EnablePINCaching);</text:p>
            <text:p text:style-name="P30">addData (<text:span text:style-name="T27">ImportPrivateKey</text:span>);</text:p>
            <text:p text:style-name="P30">addData (<text:span text:style-name="T27">KeyUsage</text:span>);</text:p>
            <text:p text:style-name="P30">addData (<text:span text:style-name="T27">FriendlyName</text:span>);</text:p>
          </table:table-cell>
        </table:table-row>
      </table:table>
      <text:p text:style-name="P21"/>
      <text:h text:style-name="P42" text:outline-level="2"><text:reference-mark-start text:name="setCertificatePath"/>setCertificatePath<text:reference-mark-end text:name="setCertificatePath"/> (8)</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8">Name</text:p>
          </table:table-cell>
          <table:table-cell table:style-name="Table20.A1" office:value-type="string">
            <text:p text:style-name="P8">Type</text:p>
          </table:table-cell>
          <table:table-cell table:style-name="Table20.C1" office:value-type="string">
            <text:p text:style-name="P8">Comment</text:p>
          </table:table-cell>
        </table:table-row>
        <table:table-row table:style-name="Table20.2">
          <table:table-cell table:style-name="Table20.A2" office:value-type="string">
            <text:p text:style-name="P9">ProvisioningHandle</text:p>
          </table:table-cell>
          <table:table-cell table:style-name="Table20.A2" office:value-type="string">
            <text:p text:style-name="P3">int</text:p>
          </table:table-cell>
          <table:table-cell table:style-name="Table20.C2" office:value-type="string">
            <text:p text:style-name="P2">Local handle to a provisioning session</text:p>
          </table:table-cell>
        </table:table-row>
        <table:table-row table:style-name="Table20.2">
          <table:table-cell table:style-name="Table20.A2" office:value-type="string">
            <text:p text:style-name="P9">KeyHandle</text:p>
          </table:table-cell>
          <table:table-cell table:style-name="Table20.A2" office:value-type="string">
            <text:p text:style-name="P3">int</text:p>
          </table:table-cell>
          <table:table-cell table:style-name="Table20.C2" office:value-type="string">
            <text:p text:style-name="P2">Local handle to a key-pair created in the provisioning session</text:p>
          </table:table-cell>
        </table:table-row>
        <table:table-row table:style-name="Table20.2">
          <table:table-cell table:style-name="Table20.A2" office:value-type="string">
            <text:p text:style-name="P9">PathLength</text:p>
          </table:table-cell>
          <table:table-cell table:style-name="Table20.A2" office:value-type="string">
            <text:p text:style-name="P3">byte</text:p>
          </table:table-cell>
          <table:table-cell table:style-name="Table20.C2" office:value-type="string">
            <text:p text:style-name="P2">Non-zero value holding the number of <text:span text:style-name="T31">Certificate</text:span> objects in the call</text:p>
          </table:table-cell>
        </table:table-row>
        <table:table-row table:style-name="Table20.2">
          <table:table-cell table:style-name="Table20.A2" office:value-type="string">
            <text:p text:style-name="P9">Certificate...</text:p>
          </table:table-cell>
          <table:table-cell table:style-name="Table20.A2" office:value-type="string">
            <text:p text:style-name="P3">byte<text:span text:style-name="T24">⁮[</text:span><text:span text:style-name="T26"> </text:span><text:span text:style-name="T24">]</text:span></text:p>
          </table:table-cell>
          <table:table-cell table:style-name="Table20.C2" office:value-type="string">
            <text:p text:style-name="P32"><text:span text:style-name="CrossRef"><text:reference-ref text:reference-format="text" text:ref-name="X.509">X.509</text:reference-ref></text:span><text:span text:style-name="T28"> DER-encoded certificate object</text:span> which is <text:span text:style-name="T1">repeated</text:span> as defined by</text:p>
            <text:p text:style-name="P2"><text:span text:style-name="T31">PathLength</text:span><text:span text:style-name="T23">‪‫‬‭‪‏‪‏</text:span><text:span text:style-name="T32">‎</text:span></text:p>
          </table:table-cell>
        </table:table-row>
        <table:table-row table:style-name="Table20.2">
          <table:table-cell table:style-name="Table20.A2" office:value-type="string">
            <text:p text:style-name="P9">MAC</text:p>
          </table:table-cell>
          <table:table-cell table:style-name="Table20.A2" office:value-type="string">
            <text:p text:style-name="P3">byte<text:span text:style-name="T24">⁮[</text:span><text:span text:style-name="T26"> </text:span><text:span text:style-name="T24">]</text:span></text:p>
          </table:table-cell>
          <table:table-cell table:style-name="Table20.C2" office:value-type="string">
            <text:p text:style-name="P2">Vouches for integr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Name</text:p>
          </table:table-cell>
          <table:table-cell table:style-name="Table21.A1" office:value-type="string">
            <text:p text:style-name="P8">Type</text:p>
          </table:table-cell>
          <table:table-cell table:style-name="Table21.C1" office:value-type="string">
            <text:p text:style-name="P8">Comment</text:p>
          </table:table-cell>
        </table:table-row>
        <table:table-row table:style-name="Table21.2">
          <table:table-cell table:style-name="Table21.A2" office:value-type="string">
            <text:p text:style-name="P9">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21"/>
      <text:p text:style-name="Text_20_body"><text:span text:style-name="T31">setCertificatePath</text:span><text:span text:style-name="T28"> attaches an </text:span><text:span text:style-name="CrossRef"><text:reference-ref text:reference-format="text" text:ref-name="X.509">X.509</text:reference-ref></text:span><text:span text:style-name="T28"> certificate path to a previously created key-pair. <text:s/>See </text:span><text:span text:style-name="CrossRef"><text:reference-ref text:reference-format="text" text:ref-name="createKeyPair">createKeyPair</text:reference-ref></text:span><text:span text:style-name="T28">.</text:span></text:p>
      <text:p text:style-name="Text_20_body"><text:span text:style-name="T28">The SKS does not verify that the certificate path and the public key match for keys having the </text:span><text:span text:style-name="T31">I</text:span><text:span text:style-name="T40">mportPrivateKey</text:span><text:span text:style-name="T28"> flag set because that would disable the </text:span><text:span text:style-name="CrossRef"><text:span text:style-name="T38"><text:reference-ref text:reference-format="text" text:ref-name="restorePrivateKey">restorePrivateKey</text:reference-ref></text:span></text:span><text:span text:style-name="T28"> method. <text:s/>For other keys, the SKS MAY perform such a test although it is redundant since the </text:span><text:span text:style-name="T31">MAC</text:span><text:span text:style-name="T28"> is assumed to cater for the binding between certificate path and the generated public key. <text:s/>That is, a conforming SKS MAY always treat </text:span><text:span text:style-name="T39">certificate path</text:span><text:span text:style-name="T28"> data as an “array of blobs”.</text:span></text:p>
      <text:p text:style-name="Text_20_body"><text:span text:style-name="T19">Note that </text:span><text:span text:style-name="T34">Certificate</text:span><text:span text:style-name="T19"> objects MUST form an </text:span><text:span text:style-name="T17">ordered</text:span><text:span text:style-name="T18"> certificate </text:span><text:span text:style-name="T19">path so that the first object contains the end-entity certificate holding the public key of the target key‑pair.</text:span></text:p>
      <text:p text:style-name="Text_20_body">The<text:span text:style-name="T38"> certificate path</text:span> MUST NOT contain any “holes” but does not have to be complete (include all CAs).</text:p>
      <text:p text:style-name="Text_20_body"><text:span text:style-name="T41">The </text:span><text:span text:style-name="T33">MAC</text:span><text:span text:style-name="T18"> uses the method described in </text:span><text:span text:style-name="CrossRef"><text:span text:style-name="T27"><text:reference-ref text:reference-format="text" text:ref-name="MACOperations">MAC Operations</text:reference-ref></text:span></text:span><text:span text:style-name="T18"> while </text:span><text:span text:style-name="T17">Data</text:span><text:span text:style-name="T18"> is arranged as follows:</text:span></text:p>
      <text:p text:style-name="Text_20_body"><text:span text:style-name="T17">Data</text:span><text:span text:style-name="T41"> = </text:span><text:span text:style-name="T33">KeyHandle.PublicKey</text:span><text:span text:style-name="T18"> || </text:span><text:span text:style-name="T33">Certificate...</text:span></text:p>
      <text:h text:style-name="P42" text:outline-level="2"><text:reference-mark-start text:name="setpiggybacked"/>setPiggybackedSymmetricKey<text:reference-mark-end text:name="setpiggybacked"/> (19)</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8">Name</text:p>
          </table:table-cell>
          <table:table-cell table:style-name="Table26.A1" office:value-type="string">
            <text:p text:style-name="P8">Type</text:p>
          </table:table-cell>
          <table:table-cell table:style-name="Table26.C1" office:value-type="string">
            <text:p text:style-name="P8">Comment</text:p>
          </table:table-cell>
        </table:table-row>
        <table:table-row table:style-name="Table26.2">
          <table:table-cell table:style-name="Table26.A2" office:value-type="string">
            <text:p text:style-name="P9">ProvisioningHandle</text:p>
          </table:table-cell>
          <table:table-cell table:style-name="Table26.A2" office:value-type="string">
            <text:p text:style-name="P3">int</text:p>
          </table:table-cell>
          <table:table-cell table:style-name="Table26.C2" office:value-type="string">
            <text:p text:style-name="P2">Local handle to a provisioning session</text:p>
          </table:table-cell>
        </table:table-row>
        <table:table-row table:style-name="Table26.2">
          <table:table-cell table:style-name="Table26.A2" office:value-type="string">
            <text:p text:style-name="P9">KeyHandle</text:p>
          </table:table-cell>
          <table:table-cell table:style-name="Table26.A2" office:value-type="string">
            <text:p text:style-name="P3">int</text:p>
          </table:table-cell>
          <table:table-cell table:style-name="Table26.C2" office:value-type="string">
            <text:p text:style-name="P2">Local handle to a key-pair created in the provisioning session</text:p>
          </table:table-cell>
        </table:table-row>
        <table:table-row table:style-name="Table26.2">
          <table:table-cell table:style-name="Table26.A2" office:value-type="string">
            <text:p text:style-name="P9">EncryptedSymmetricKey</text:p>
          </table:table-cell>
          <table:table-cell table:style-name="Table26.A2" office:value-type="string">
            <text:p text:style-name="P3">byte<text:span text:style-name="T24">⁮[</text:span><text:span text:style-name="T26"> </text:span><text:span text:style-name="T24">]</text:span></text:p>
          </table:table-cell>
          <table:table-cell table:style-name="Table26.C2" office:value-type="string">
            <text:p text:style-name="P2">Encrypted piggybacked symmetric key</text:p>
          </table:table-cell>
        </table:table-row>
        <table:table-row table:style-name="Table26.2">
          <table:table-cell table:style-name="Table26.A2" office:value-type="string">
            <text:p text:style-name="P9">EndorsedAlgorithms</text:p>
          </table:table-cell>
          <table:table-cell table:style-name="Table26.A2" office:value-type="string">
            <text:p text:style-name="P3">byte<text:span text:style-name="T24">⁮[</text:span><text:span text:style-name="T26"> </text:span><text:span text:style-name="T24">]</text:span></text:p>
          </table:table-cell>
          <table:table-cell table:style-name="Table26.C2" office:value-type="string">
            <text:p text:style-name="P32"><text:span text:style-name="T28">Array holding granted symmetric key algorithms</text:span><text:span text:style-name="T29"> in local representation. <text:s/>May be of zero length indicating that the symmetric key may be used with any compatible algorithm‪‫‬‭‪‏‪‏. <text:s/>See ?</text:span><text:span text:style-name="T13">‎</text:span></text:p>
          </table:table-cell>
        </table:table-row>
        <table:table-row table:style-name="Table26.2">
          <table:table-cell table:style-name="Table26.A2" office:value-type="string">
            <text:p text:style-name="P9">MAC</text:p>
          </table:table-cell>
          <table:table-cell table:style-name="Table26.A2" office:value-type="string">
            <text:p text:style-name="P3">byte<text:span text:style-name="T24">⁮[</text:span><text:span text:style-name="T26"> </text:span><text:span text:style-name="T24">]</text:span></text:p>
          </table:table-cell>
          <table:table-cell table:style-name="Table26.C2" office:value-type="string">
            <text:p text:style-name="P2">Vouches for integr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Name</text:p>
          </table:table-cell>
          <table:table-cell table:style-name="Table27.A1" office:value-type="string">
            <text:p text:style-name="P8">Type</text:p>
          </table:table-cell>
          <table:table-cell table:style-name="Table27.C1" office:value-type="string">
            <text:p text:style-name="P8">Comment</text:p>
          </table:table-cell>
        </table:table-row>
        <table:table-row table:style-name="Table27.2">
          <table:table-cell table:style-name="Table27.A2" office:value-type="string">
            <text:p text:style-name="P9">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21"/>
      <text:p text:style-name="Text_20_body"><text:span text:style-name="T31">setPiggybackedSymmetricKey</text:span><text:span text:style-name="T28"> associates a symmetric key with a previously created key-pair and certificate.</text:span></text:p>
      <text:p text:style-name="Text_20_body"><text:span text:style-name="T41">The </text:span><text:span text:style-name="T33">MAC</text:span><text:span text:style-name="T18"> uses the method described in </text:span><text:span text:style-name="CrossRef"><text:span text:style-name="T27"><text:reference-ref text:reference-format="text" text:ref-name="MACOperations">MAC Operations</text:reference-ref></text:span></text:span><text:span text:style-name="T18"> while </text:span><text:span text:style-name="T17">Data</text:span><text:span text:style-name="T18"> is arranged as follows:</text:span></text:p>
      <text:p text:style-name="Text_20_body"><text:span text:style-name="T17">Data</text:span><text:span text:style-name="T41"> = </text:span><text:span text:style-name="T17">End-Entity-Certificate</text:span><text:span text:style-name="T18"> || </text:span><text:span text:style-name="T17">DecryptedKey</text:span><text:span text:style-name="T18"> || </text:span><text:span text:style-name="T17">EndorsedAlgorithms</text:span></text:p>
      <text:p text:style-name="P19"><text:span text:style-name="T19">Where </text:span><text:span text:style-name="T17">End-Entity-Certificate</text:span><text:span text:style-name="T19"> is the lowest member of the certificate path (see </text:span><text:span text:style-name="CrossRef"><text:reference-ref text:reference-format="text" text:ref-name="setCertificatePath">setCertificatePath</text:reference-ref></text:span><text:span text:style-name="T19">), </text:span><text:span text:style-name="T17">DecryptedKey</text:span><text:span text:style-name="T19"> is the decrypted (see </text:span><text:span text:style-name="CrossRef"><text:reference-ref text:reference-format="text" text:ref-name="EncryptedData">Encrypted Data</text:reference-ref></text:span><text:span text:style-name="T19">) </text:span><text:span text:style-name="T34">EncryptedSymmetricKey</text:span><text:span text:style-name="T19">, while </text:span><text:span text:style-name="T17">EndorsedAlgorithms</text:span><text:span text:style-name="T19"> hold the actual actual algorithms URIs (sorted in alphabetical order).</text:span></text:p>
      <text:p text:style-name="P25">Note that there can only be one symmetric key associated with a key-pair.</text:p>
      <text:p text:style-name="P19"><text:span text:style-name="T19">Also see </text:span><text:span text:style-name="CrossRef"><text:reference-ref text:reference-format="text" text:ref-name="keyusage">Key Usage</text:reference-ref></text:span><text:span text:style-name="T19">.</text:span></text:p>
      <text:h text:style-name="P42" text:outline-level="2"><text:reference-mark-start text:name="restorePrivateKey"/>restorePrivateKey<text:reference-mark-end text:name="restorePrivateKey"/> (20)</text:h>
      <text:p text:style-name="Text_20_body">TBD</text:p>
      <text:p text:style-name="Text_20_body"/>
      <text:h text:style-name="P39" text:outline-level="1">Sample Session</text:h>
      <text:p text:style-name="Text_20_body">The following provisioning sample session shows the <text:span text:style-name="T1">sequence</text:span> for creating an <text:span text:style-name="CrossRef"><text:reference-ref text:reference-format="text" text:ref-name="X.509">X.509</text:reference-ref></text:span> certificate with a matching PIN‑protected private key:</text:p>
      <text:p text:style-name="Text_20_body"><text:span text:style-name="T31">ProvisioningHandle</text:span><text:span text:style-name="T22">, ...</text:span> = <text:span text:style-name="CrossRef"><text:reference-ref text:reference-format="text" text:ref-name="createProvisioningSession">createProvisioningSession</text:reference-ref></text:span> (…)</text:p>
      <text:p text:style-name="Text_20_body"><text:span text:style-name="T31">PUKPolicyHandle</text:span> = <text:span text:style-name="CrossRef"><text:reference-ref text:reference-format="text" text:ref-name="createPUKPolicy">createPUKPolicy</text:reference-ref></text:span> (<text:span text:style-name="T31">ProvisioningHandle</text:span><text:span text:style-name="T22">, ...)</text:span></text:p>
      <text:p text:style-name="Text_20_body"><text:span text:style-name="T31">PINPolicyHandle</text:span><text:span text:style-name="T22"> = </text:span><text:span text:style-name="CrossRef"><text:reference-ref text:reference-format="text" text:ref-name="createPINPolicy">createPINPolicy</text:reference-ref></text:span><text:span text:style-name="T22"> (</text:span><text:span text:style-name="T31">ProvisioningHandle</text:span><text:span text:style-name="T22">, , </text:span><text:span text:style-name="T31">PUKPolicyHandle</text:span><text:span text:style-name="T22">, ...)</text:span></text:p>
      <text:p text:style-name="Text_20_body"><text:span text:style-name="T31">KeyHandle</text:span><text:span text:style-name="T22">, ...</text:span> = <text:span text:style-name="CrossRef"><text:reference-ref text:reference-format="text" text:ref-name="createKeyPair">createKeyPair</text:reference-ref></text:span> (<text:span text:style-name="T31">ProvisioningHandle</text:span><text:span text:style-name="T22">, , </text:span><text:span text:style-name="T31">PINPolicyHandle</text:span><text:span text:style-name="T22">, ...)</text:span></text:p>
      <text:p text:style-name="Text_20_body"><text:span text:style-name="CrossRef"><text:reference-ref text:reference-format="text" text:ref-name="setCertificatePath">setCertificatePath</text:reference-ref></text:span><text:span text:style-name="T22"> (</text:span><text:span text:style-name="T31">ProvisioningHandle</text:span><text:span text:style-name="T22">, </text:span><text:span text:style-name="T31">KeyHandle</text:span><text:span text:style-name="T22">, ...)</text:span></text:p>
      <text:p text:style-name="Text_20_body"><text:span text:style-name="CrossRef"><text:reference-ref text:reference-format="text" text:ref-name="closeProvisioningSession">closeProvisioningSession</text:reference-ref></text:span><text:span text:style-name="T22"> (</text:span><text:span text:style-name="T31">ProvisioningHandle</text:span><text:span text:style-name="T22">, ...)</text:span></text:p>
      <text:p text:style-name="P26"/>
      <text:p text:style-name="Text_20_body"><text:span text:style-name="T22">Note that </text:span><text:span text:style-name="T31">Handle</text:span><text:span text:style-name="T22"> variables are only used by local middleware, while </text:span><text:span text:style-name="T31">SK</text:span><text:span text:style-name="T22">, </text:span><text:span text:style-name="T31">MAC</text:span><text:span text:style-name="T22">, </text:span><text:span text:style-name="T31">ID</text:span><text:span text:style-name="T22">, etc. are exclusively used between the issuer and the SKS.</text:span></text:p>
      <text:p text:style-name="P26">If keys are to be created entirely locally, this requires a local software emulation of an issuer.</text:p>
      <text:p text:style-name="P26"/>
      <text:h text:style-name="Heading_20_1" text:outline-level="1">Security Considerations</text:h>
      <text:p text:style-name="P26">This document does not cover the security of the actual key-store since SKS does not differ from other systems in this respect.</text:p>
      <text:p text:style-name="P26">However, SKS introduces a concept sometimes referred to as “air-tight” provisioning which has some specific security characteristics. <text:s/>One of the most critical operations in SKS is the creation of a random shared session key (<text:span text:style-name="T31">SK</text:span>) because if such a key is intercepted or guessed by an attacker, the integrity of the entire session is potentially jeopardized.</text:p>
      <text:p text:style-name="P26">If you look close on the method <text:span text:style-name="CrossRef"><text:reference-ref text:reference-format="text" text:ref-name="createProvisioningSession">createProvisioningSession</text:reference-ref></text:span> you will note that <text:span text:style-name="T31">SK</text:span> is encrypted by an issuer-supplied public key. <text:s/>It is pretty obvious that a malicious middleware could replace this key with one it has the private key to and an SKS wouldn't notice any difference. <text:s/>This is where the attestation signature comes in because it is computationally infeasible creating a matching signature since the public key is a part of the signed object. <text:s text:c="2"/>That is, the issuer will when receiving the response to the provisioning session request, detect if it has been manipulated and cease the rest of the operation in that case.</text:p>
      <text:p text:style-name="P26">As earlier noted, the randomness of <text:span text:style-name="T31">SK</text:span> is crucial for all provisioning operations.</text:p>
      <text:p text:style-name="P26">Replay attacks are indeed feasible since there is no general rolling nonce scheme, but the SKS “book-keeping” functions will detect any irregularities during <text:span text:style-name="CrossRef"><text:reference-ref text:reference-format="text" text:ref-name="closeProvisioningSession">closeProvisioningSession</text:reference-ref></text:span>. <text:s/>This means that an issuer SHOULD NOT consider issued credentials as valid unless it has received a successful response from <text:span text:style-name="CrossRef"><text:reference-ref text:reference-format="text" text:ref-name="closeProvisioningSession">closeProvisioningSession</text:reference-ref></text:span>.</text:p>
      <text:p text:style-name="P26">The <text:span text:style-name="T34">ClientOperationLimit</text:span><text:span text:style-name="T4"> in </text:span><text:span text:style-name="CrossRef"><text:reference-ref text:reference-format="text" text:ref-name="createProvisioningSession">createProvisioningSession</text:reference-ref></text:span><text:span text:style-name="T4"> is another security measure which aims to limit exhaustive attacks on </text:span><text:span text:style-name="T34">SK</text:span><text:span text:style-name="T4">. <text:s/>In most provisioning sessions only a handful of SK-related operations are actually needed.</text:span></text:p>
      <text:p text:style-name="P24">One of the most important features in SKS is the fact that the device is identified by a digital certificate, preferably issued by a presumably known vendor of trusted hardware. <text:s/>This enables the issuer to securely identify the key-container both from a cryptographic point of view (brand, type etc) and and as a specific unit. <text:s text:c="2"/>The latter makes it possible to communicate the container identity as a SHA1 fingerprint of the device certificate which facilitates novel and secure enrollment procedures, typically eliminating the traditional sign-up password.</text:p>
      <text:p text:style-name="P24">There is no protection against DoS (Denial of Service) attacks on SKS storage space due to malicious middleware.</text:p>
      <text:h text:style-name="P39" text:outline-level="1">References</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DIAS"/>DIAS<text:reference-mark-end text:name="DIAS"/></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20"><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4"><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20"><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20"><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20"><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20"><text:reference-mark-start text:name="s/mime"/>S/MIME<text:reference-mark-end text:name="s/mime"/></text:p>
          </table:table-cell>
          <table:table-cell table:style-name="Table9.A4" office:value-type="string">
            <text:p text:style-name="Text_20_body">TBD</text:p>
          </table:table-cell>
        </table:table-row>
      </table:table>
      <text:p text:style-name="Text_20_body"/>
      <text:h text:style-name="P39" text:outline-level="1">Acknowledgments</text:h>
      <text:p text:style-name="Text_20_body">There is a bunch of organizations, mailing-lists, and individuals that have been instrumental for the creation of SKS. <text:s/>I need to check who would accept to be mentioned :-)</text:p>
      <text:p text:style-name="Text_20_body"/>
      <text:h text:style-name="Heading_20_1" text:outline-level="1">Author</text:h>
      <text:p text:style-name="Text_20_body">Anders Rundgren<text:a xlink:type="simple" xlink:href="mailto:anders.rundgren@telia.com"><text:line-break/>anders.rundgren@telia.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ArialMT" svg:font-family="ArialMT"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199cm"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21cm"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499cm" fo:margin-right="0cm" fo:text-indent="0cm" style:auto-text-indent="false" fo:background-color="transparent">
        <style:tab-stops>
          <style:tab-stop style:position="17.09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cm" fo:margin-bottom="0.21cm"/>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0.142cm" style:type="center"/>
          <style:tab-stop style:position="19.805cm" style:type="right"/>
        </style:tab-stops>
      </style:paragraph-properties>
      <style:text-properties fo:font-size="8pt" style:font-size-asian="8pt" style:font-size-complex="8pt"/>
    </style:style>
    <style:page-layout style:name="Mpm1">
      <style:page-layout-properties fo:page-width="21.59cm" fo:page-height="27.94cm" style:num-format="1" style:print-orientation="portrait" fo:margin-top="1.113cm" fo:margin-bottom="0.34cm" fo:margin-left="0.901cm" fo:margin-right="0.92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09cm" fo:margin-left="0cm" fo:margin-right="0.009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11, WebPKI.org, 2010-01-31<text:tab/>Page <text:page-number text:select-page="current">24</text:page-number> of <text:page-count>2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anders</meta:initial-creator>
    <meta:creation-date>2010-01-04T17:51:27</meta:creation-date>
    <dc:creator>Anders Rundgren</dc:creator>
    <dc:date>2010-02-03T10:23:04</dc:date>
    <meta:editing-cycles>232</meta:editing-cycles>
    <meta:editing-duration>PT60H37M22S</meta:editing-duration>
    <meta:document-statistic meta:table-count="28" meta:image-count="0" meta:object-count="2" meta:page-count="24" meta:paragraph-count="726" meta:word-count="4754" meta:character-count="3232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cm" draw:shadow-offset-y="0.1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cm" svg:height="3.82cm" svg:x="1.042cm" svg:y="1.641cm">
          <draw:image xlink:href="Pictures/100000000000089800000258D8FE7EF4.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